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2" svg:font-family="'Liberation Sans'"/>
    <style:font-face style:name="Liberation Sans1" svg:font-family="'Liberation Sans1'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483cm"/>
    </style:style>
    <style:style style:name="co2" style:family="table-column">
      <style:table-column-properties fo:break-before="auto" style:column-width="10.58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4cm"/>
    </style:style>
    <style:style style:name="co5" style:family="table-column">
      <style:table-column-properties fo:break-before="auto" style:column-width="13.582cm"/>
    </style:style>
    <style:style style:name="co6" style:family="table-column">
      <style:table-column-properties fo:break-before="auto" style:column-width="11.289cm"/>
    </style:style>
    <style:style style:name="co7" style:family="table-column">
      <style:table-column-properties fo:break-before="auto" style:column-width="11.13cm"/>
    </style:style>
    <style:style style:name="co8" style:family="table-column">
      <style:table-column-properties fo:break-before="auto" style:column-width="7.9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5.738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2.895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3.844cm" fo:break-before="auto" style:use-optimal-row-height="true"/>
    </style:style>
    <style:style style:name="ro12" style:family="table-row">
      <style:table-row-properties style:row-height="3.369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0.921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3.605cm" fo:break-before="auto" style:use-optimal-row-height="true"/>
    </style:style>
    <style:style style:name="ro18" style:family="table-row">
      <style:table-row-properties style:row-height="4.711cm" fo:break-before="auto" style:use-optimal-row-height="true"/>
    </style:style>
    <style:style style:name="ro19" style:family="table-row">
      <style:table-row-properties style:row-height="2.106cm" fo:break-before="auto" style:use-optimal-row-height="true"/>
    </style:style>
    <style:style style:name="ro20" style:family="table-row">
      <style:table-row-properties style:row-height="1.711cm" fo:break-before="auto" style:use-optimal-row-height="true"/>
    </style:style>
    <style:style style:name="ro21" style:family="table-row">
      <style:table-row-properties style:row-height="2.027cm" fo:break-before="auto" style:use-optimal-row-height="true"/>
    </style:style>
    <style:style style:name="ro22" style:family="table-row">
      <style:table-row-properties style:row-height="1.632cm" fo:break-before="auto" style:use-optimal-row-height="true"/>
    </style:style>
    <style:style style:name="ro23" style:family="table-row">
      <style:table-row-properties style:row-height="4.316cm" fo:break-before="auto" style:use-optimal-row-height="true"/>
    </style:style>
    <style:style style:name="ro24" style:family="table-row">
      <style:table-row-properties style:row-height="5.265cm" fo:break-before="auto" style:use-optimal-row-height="true"/>
    </style:style>
    <style:style style:name="ro25" style:family="table-row">
      <style:table-row-properties style:row-height="4.948cm" fo:break-before="auto" style:use-optimal-row-height="true"/>
    </style:style>
    <style:style style:name="ro26" style:family="table-row">
      <style:table-row-properties style:row-height="1.053cm" fo:break-before="auto" style:use-optimal-row-height="true"/>
    </style:style>
    <style:style style:name="ro27" style:family="table-row">
      <style:table-row-properties style:row-height="6.054cm" fo:break-before="auto" style:use-optimal-row-height="true"/>
    </style:style>
    <style:style style:name="ro28" style:family="table-row">
      <style:table-row-properties style:row-height="2.29cm" fo:break-before="auto" style:use-optimal-row-height="true"/>
    </style:style>
    <style:style style:name="ro29" style:family="table-row">
      <style:table-row-properties style:row-height="0.974cm" fo:break-before="auto" style:use-optimal-row-height="true"/>
    </style:style>
    <style:style style:name="ro30" style:family="table-row">
      <style:table-row-properties style:row-height="0.947cm" fo:break-before="auto" style:use-optimal-row-height="true"/>
    </style:style>
    <style:style style:name="ro31" style:family="table-row">
      <style:table-row-properties style:row-height="1.842cm" fo:break-before="auto" style:use-optimal-row-height="true"/>
    </style:style>
    <style:style style:name="ro32" style:family="table-row">
      <style:table-row-properties style:row-height="0.499cm" fo:break-before="auto" style:use-optimal-row-height="true"/>
    </style:style>
    <style:style style:name="ro33" style:family="table-row">
      <style:table-row-properties style:row-height="1.395cm" fo:break-before="auto" style:use-optimal-row-height="true"/>
    </style:style>
    <style:style style:name="ro34" style:family="table-row">
      <style:table-row-properties style:row-height="2.764cm" fo:break-before="auto" style:use-optimal-row-height="true"/>
    </style:style>
    <style:style style:name="ro35" style:family="table-row">
      <style:table-row-properties style:row-height="0.5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e0e0e0" style:text-align-source="fix" style:repeat-content="false" fo:wrap-option="wrap" fo:border="0.06pt solid #000000" style:vertical-align="top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fffde7" style:text-align-source="fix" style:repeat-content="false" fo:wrap-option="wrap" fo:border="0.06pt solid #000000" style:vertical-align="top"/>
      <style:paragraph-properties fo:text-align="start" fo:margin-left="0cm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71c1c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0" style:family="table-cell" style:parent-style-name="Default" style:data-style-name="N0">
      <style:table-cell-properties fo:border="0.06pt solid #000000"/>
      <style:text-properties style:font-name="Verdana" fo:font-size="10pt" style:font-name-asian="Verdana" style:font-size-asian="10pt" style:font-name-complex="Verdana" style:font-size-complex="10pt"/>
    </style:style>
    <style:style style:name="ce11" style:family="table-cell" style:parent-style-name="Default" style:data-style-name="N0">
      <style:table-cell-properties fo:background-color="#e0e0e0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onsolas" fo:font-size="10pt" style:font-name-asian="Consolas2" style:font-size-asian="10pt" style:font-name-complex="Consolas2" style:font-size-complex="10pt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style:font-name-asian="Calibri2" style:font-name-complex="Calibri2"/>
    </style:style>
    <style:style style:name="ce1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style:font-name-asian="Calibri3" style:font-name-complex="Calibri3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style:font-name-asian="Consolas1" style:font-size-asian="10pt" style:font-name-complex="Consolas1" style:font-size-complex="10pt"/>
    </style:style>
    <style:style style:name="ce21" style:family="table-cell" style:parent-style-name="Default" style:data-style-name="N0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/>
    </style:style>
    <style:style style:name="ce1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4" style:font-name-complex="Calibri4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3" style:font-name-asian="Calibri3" style:font-name-complex="Calibri3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/>
    </style:style>
    <style:style style:name="ce2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weight="bold" style:font-name-asian="Calibri4" style:font-weight-asian="bold" style:font-name-complex="Calibri4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name-asian="Calibri4" style:font-weight-asian="bold" style:font-name-complex="Calibri4" style:font-weight-complex="bold"/>
    </style:style>
    <style:style style:name="ce28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29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3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weight="bold" style:font-name-asian="Calibri4" style:font-weight-asian="bold" style:font-name-complex="Calibri4" style:font-weight-complex="bold"/>
    </style:style>
    <style:style style:name="ce3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style:font-name-asian="F" style:font-size-asian="12pt" style:font-name-complex="F" style:font-size-complex="12pt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3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tyle="italic" style:font-name-asian="Calibri4" style:font-style-asian="italic" style:font-name-complex="Calibri4" style:font-style-complex="italic"/>
    </style:style>
    <style:style style:name="ce33" style:family="table-cell" style:parent-style-name="Default" style:data-style-name="N0">
      <style:table-cell-properties fo:wrap-option="wrap" fo:border="0.06pt solid #000000" style:vertical-align="automatic"/>
    </style:style>
    <style:style style:name="ce35" style:family="table-cell" style:parent-style-name="Default" style:data-style-name="N0">
      <style:table-cell-properties fo:background-color="#d9d9d9" fo:wrap-option="wrap" fo:border="0.06pt solid #000000" style:vertical-align="automatic"/>
    </style:style>
    <style:style style:name="ce34" style:family="table-cell" style:parent-style-name="Default" style:data-style-name="N0">
      <style:table-cell-properties fo:wrap-option="wrap" style:vertical-align="automatic"/>
    </style:style>
    <style:style style:name="T1" style:family="text">
      <style:text-properties fo:color="#0d47a1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text-shadow="none" style:font-name="Liberation Sans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bold" style:font-weight-asian="bold" style:font-weight-complex="bold"/>
    </style:style>
    <style:style style:name="T7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normal" style:font-weight-asian="normal" style:font-weight-complex="normal"/>
    </style:style>
    <style:style style:name="T8" style:family="text">
      <style:text-properties fo:text-shadow="none" style:font-name="Verdana" fo:font-size="10pt" fo:font-weight="normal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bold" style:font-weight-asian="bold" style:font-weight-complex="bold"/>
    </style:style>
    <style:style style:name="T10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normal" style:font-weight-asian="normal" style:font-weight-complex="normal"/>
    </style:style>
    <style:style style:name="T11" style:family="text">
      <style:text-properties style:font-name="Liberation Sans" fo:color="#000000" fo:font-size="10pt" fo:font-weight="bold" style:text-underline-style="none" style:text-underline-color="font-color" style:text-line-through-type="none" fo:font-style="normal" style:text-outline="false" fo:text-shadow="none" style:font-name-complex="Liberation Sans" style:font-size-asian="10pt" style:font-size-complex="10pt" style:font-weight-asian="bold" style:font-weight-complex="bold" style:font-style-asian="normal" style:font-style-complex="normal" style:font-name-asian="Liberation Sans"/>
    </style:style>
    <style:style style:name="T12" style:family="text">
      <style:text-properties style:text-outline="false" style:font-style-asian="normal" style:font-weight-complex="normal" style:font-weight-asian="normal" style:font-size-complex="10pt" style:font-size-asian="10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0pt" style:font-name="Liberation Sans" fo:color="#0070c0"/>
    </style:style>
    <style:style style:name="T13" style:family="text">
      <style:text-properties style:text-outline="false" style:font-style-asian="normal" style:font-weight-complex="normal" style:font-weight-asian="normal" style:font-size-complex="10pt" style:font-size-asian="10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0pt" style:font-name="Liberation Sans" fo:color="#0d47a1"/>
    </style:style>
    <style:style style:name="T14" style:family="text">
      <style:text-properties fo:color="#0d47a1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15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normal" style:font-weight-complex="normal" style:font-style-asian="normal" style:font-name="Liberation Sans"/>
    </style:style>
    <style:style style:name="T16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d47a1" fo:font-weight="bold" style:font-weight-asian="bold" style:font-weight-complex="bold"/>
    </style:style>
    <style:style style:name="T17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00000" fo:font-weight="normal" style:font-weight-asian="normal" style:font-weight-complex="normal"/>
    </style:style>
    <style:style style:name="T18" style:family="text">
      <style:text-properties style:font-name="Liberation Sans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fo:text-shadow="none"/>
    </style:style>
    <style:style style:name="T19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bold" style:font-weight-asian="bold" style:font-weight-complex="bold"/>
    </style:style>
    <style:style style:name="T20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normal" style:font-weight-asian="normal" style:font-weight-complex="normal"/>
    </style:style>
    <style:style style:name="T21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70c0"/>
    </style:style>
    <style:style style:name="T22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d47a1"/>
    </style:style>
    <style:style style:name="T23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0000"/>
    </style:style>
    <style:style style:name="T24" style:family="text">
      <style:text-properties fo:color="#1b5e2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5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26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fo:text-shadow="none" fo:color="#1b5e20"/>
    </style:style>
    <style:style style:name="T27" style:family="text">
      <style:text-properties fo:color="#1b5e2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8" style:family="text">
      <style:text-properties style:font-name-asian="Verdana" fo:color="#000000" style:font-name="Verdana" style:font-style-asian="normal" style:font-weight-complex="normal" style:font-weight-asian="normal" style:font-size-complex="10pt" style:font-size-asian="10pt" style:font-name-complex="Verdana" fo:font-style="normal" style:text-line-through-type="none" style:text-underline-style="none" style:text-underline-color="font-color" fo:font-weight="normal" fo:font-size="10pt" fo:text-shadow="none" style:font-style-complex="normal" style:text-outline="false"/>
    </style:style>
    <style:style style:name="T29" style:family="text">
      <style:text-properties style:font-name-asian="Verdana" fo:color="#000000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/>
    </style:style>
    <style:style style:name="T30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d47a1"/>
    </style:style>
    <style:style style:name="T31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00000"/>
    </style:style>
    <style:style style:name="T32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fo:color="#000000" fo:font-weight="normal" style:font-weight-asian="normal" style:font-weight-complex="normal"/>
    </style:style>
    <style:style style:name="T33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34" style:family="text">
      <style:text-properties fo:color="#000000" style:font-name-asian="Liberation Sans" fo:text-shadow="none" fo:font-size="10pt" fo:font-weight="normal" style:text-underline-style="none" style:text-underline-color="font-color" style:text-line-through-type="none" fo:font-style="normal" style:text-outline="false" style:font-size-asian="10pt" style:font-size-complex="10pt" style:font-weight-asian="normal" style:font-weight-complex="normal" style:font-style-asian="normal" style:font-style-complex="normal" style:font-name="Liberation Sans" style:font-name-complex="Liberation Sans"/>
    </style:style>
    <style:style style:name="T35" style:family="text">
      <style:text-properties fo:color="#000000" style:font-name-asian="Liberation Sans" fo:text-shadow="none" fo:font-size="10pt" style:text-underline-style="none" style:text-underline-color="font-color" style:text-line-through-type="none" fo:font-style="normal" style:text-outline="false" style:font-size-asian="10pt" style:font-size-complex="10pt" style:font-style-asian="normal" style:font-style-complex="normal" style:font-name="Liberation Sans" style:font-name-complex="Liberation Sans" style:font-weight-asian="bold" fo:font-weight="bold" style:font-weight-complex="bold"/>
    </style:style>
    <style:style style:name="T36" style:family="text">
      <style:text-properties style:font-name-asian="Liberation Sans" fo:text-shadow="none" fo:font-size="10pt" style:text-underline-style="none" style:text-underline-color="font-color" style:text-line-through-type="none" fo:font-style="normal" style:text-outline="false" style:font-size-asian="10pt" style:font-size-complex="10pt" style:font-style-asian="normal" style:font-style-complex="normal" style:font-name="Liberation Sans" style:font-name-complex="Liberation Sans" style:font-weight-asian="bold" fo:font-weight="bold" style:font-weight-complex="bold" fo:color="#0d47a1"/>
    </style:style>
    <style:style style:name="T37" style:family="text">
      <style:text-properties style:font-name-asian="Liberation Sans" fo:text-shadow="none" fo:font-size="10pt" style:text-underline-style="none" style:text-underline-color="font-color" style:text-line-through-type="none" fo:font-style="normal" style:text-outline="false" style:font-size-asian="10pt" style:font-size-complex="10pt" style:font-style-asian="normal" style:font-style-complex="normal" style:font-name="Liberation Sans" style:font-name-complex="Liberation Sans" style:font-weight-asian="bold" fo:font-weight="bold" style:font-weight-complex="bold" fo:color="#000000"/>
    </style:style>
    <style:style style:name="T38" style:family="text">
      <style:text-properties style:font-name-asian="Liberation Sans" fo:text-shadow="none" fo:font-size="10pt" style:text-underline-style="none" style:text-underline-color="font-color" style:text-line-through-type="none" fo:font-style="normal" style:text-outline="false" style:font-size-asian="10pt" style:font-size-complex="10pt" style:font-style-asian="normal" style:font-style-complex="normal" style:font-name="Liberation Sans" style:font-name-complex="Liberation Sans" fo:color="#000000" fo:font-weight="normal" style:font-weight-asian="normal" style:font-weight-complex="normal"/>
    </style:style>
    <style:style style:name="T39" style:family="text">
      <style:text-properties fo:color="#0d47a1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40" style:family="text">
      <style:text-properties fo:color="#000000" style:font-name="Verdana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style-complex="normal"/>
    </style:style>
    <style:style style:name="T4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1pt" style:font-size-complex="11pt" style:font-weight-asian="normal" style:font-weight-complex="normal" style:font-style-asian="normal" style:font-name="Verdana"/>
    </style:style>
    <style:style style:name="T4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d47a1"/>
    </style:style>
    <style:style style:name="T4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00000"/>
    </style:style>
    <style:style style:name="T45" style:family="text">
      <style:text-properties fo:color="#d84315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46" style:family="text">
      <style:text-properties fo:color="#1b5e2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47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fo:color="#d84315" style:text-outline="false" fo:font-style="normal" style:text-line-through-type="none" style:text-underline-style="none" style:text-underline-color="font-color" fo:font-weight="normal" fo:font-size="10pt" fo:text-shadow="none"/>
    </style:style>
    <style:style style:name="T48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style:text-outline="false" fo:font-style="normal" style:text-line-through-type="none" style:text-underline-style="none" style:text-underline-color="font-color" fo:font-weight="normal" fo:font-size="10pt" fo:text-shadow="none" fo:color="#000000"/>
    </style:style>
    <style:style style:name="T49" style:family="text">
      <style:text-properties fo:color="#00000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0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inherit" style:font-name-complex="inherit" style:font-size-asian="10pt" style:font-size-complex="10pt" style:font-weight-asian="normal" style:font-weight-complex="normal" style:font-style-asian="normal" style:font-name="inherit"/>
    </style:style>
    <style:style style:name="T51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d84315"/>
    </style:style>
    <style:style style:name="T52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000000"/>
    </style:style>
    <style:style style:name="T53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54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70c0"/>
    </style:style>
    <style:style style:name="T55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56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d47a1"/>
    </style:style>
    <style:style style:name="T57" style:family="text">
      <style:text-properties fo:color="#ff0000" style:font-name="Verdana" fo:font-size="10pt" fo:font-weight="bold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bold" style:font-weight-complex="bold" style:font-style-asian="normal" style:font-style-complex="normal"/>
    </style:style>
    <style:style style:name="T58" style:family="text">
      <style:text-properties fo:color="#c9211e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59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60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style:text-outline="false" fo:font-style="normal" style:text-line-through-type="none" style:text-underline-style="none" style:text-underline-color="font-color" fo:font-weight="normal" fo:font-size="10pt" fo:text-shadow="none" fo:color="#c9211e"/>
    </style:style>
    <style:style style:name="T61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0pt" style:font-size-complex="10pt" style:font-weight-asian="normal" style:font-weight-complex="normal" style:font-style-asian="normal" style:font-name="Verdana"/>
    </style:style>
    <style:style style:name="T62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70c0"/>
    </style:style>
    <style:style style:name="T63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0000"/>
    </style:style>
    <style:style style:name="T64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d84315"/>
    </style:style>
    <style:style style:name="T65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000000"/>
    </style:style>
    <style:style style:name="T66" style:family="text">
      <style:text-properties fo:color="#242729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/>
    </style:style>
    <style:style style:name="T67" style:family="text">
      <style:text-properties fo:color="#4a148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6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6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7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7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838f"/>
    </style:style>
    <style:style style:name="T73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74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d47a1"/>
    </style:style>
    <style:style style:name="T75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6a1b9a"/>
    </style:style>
    <style:style style:name="T76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33691e"/>
    </style:style>
    <style:style style:name="T7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7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d47a1"/>
    </style:style>
    <style:style style:name="T79" style:family="text">
      <style:text-properties fo:color="#0097a7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0" style:family="text">
      <style:text-properties fo:color="#388e3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1" style:family="text">
      <style:text-properties style:font-name="Liberation Sans" fo:color="#4a148c" fo:font-size="11pt" fo:font-weight="normal" style:text-underline-style="none" style:text-underline-color="font-color" style:text-line-through-type="none" fo:font-style="normal" style:text-outline="false" fo:text-shadow="none" style:font-name-complex="Liberation Sans" style:font-size-asian="11pt" style:font-size-complex="11pt" style:font-weight-asian="normal" style:font-weight-complex="normal" style:font-style-asian="normal" style:font-style-complex="normal" style:font-name-asian="Liberation Sans"/>
    </style:style>
    <style:style style:name="T82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e64a19"/>
    </style:style>
    <style:style style:name="T83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33691e"/>
    </style:style>
    <style:style style:name="T8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8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c62828"/>
    </style:style>
    <style:style style:name="T8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7030a0"/>
    </style:style>
    <style:style style:name="T8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33691e"/>
    </style:style>
    <style:style style:name="T8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0000"/>
    </style:style>
    <style:style style:name="T8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9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36dfe"/>
    </style:style>
    <style:style style:name="T9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7030a0"/>
    </style:style>
    <style:style style:name="T9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58b2f"/>
    </style:style>
    <style:style style:name="T9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0000"/>
    </style:style>
    <style:style style:name="T9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2e7d32"/>
    </style:style>
    <style:style style:name="T9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9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33691e"/>
    </style:style>
    <style:style style:name="T9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0000"/>
    </style:style>
    <style:style style:name="T98" style:family="text">
      <style:text-properties fo:color="#7030a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99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0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3691e"/>
    </style:style>
    <style:style style:name="T10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02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7030a0"/>
    </style:style>
    <style:style style:name="T103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33691e"/>
    </style:style>
    <style:style style:name="T10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4a148c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05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b71c1c"/>
    </style:style>
    <style:style style:name="T106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6064"/>
    </style:style>
    <style:style style:name="T10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33691e"/>
    </style:style>
    <style:style style:name="T108" style:family="text">
      <style:text-properties style:font-name-complex="Calibri" style:text-outline="false" style:font-name-asian="Calibri" fo:text-shadow="none" fo:font-size="11pt" fo:font-weight="normal" style:text-underline-style="none" style:text-underline-color="font-color" style:text-line-through-type="none" fo:font-style="normal" style:font-size-complex="11pt" style:font-weight-asian="normal" style:font-weight-complex="normal" style:font-style-asian="normal" style:font-name="Calibri" style:font-style-complex="normal" fo:color="#4a148c" style:font-size-asian="11pt"/>
    </style:style>
    <style:style style:name="T109" style:family="text">
      <style:text-properties style:font-name-complex="Calibri" style:text-outline="false" style:font-name-asian="Calibri" fo:text-shadow="none" fo:font-size="11pt" fo:font-weight="normal" style:text-underline-style="none" style:text-underline-color="font-color" style:text-line-through-type="none" fo:font-style="normal" style:font-size-complex="11pt" style:font-weight-asian="normal" style:font-weight-complex="normal" style:font-style-asian="normal" style:font-name="Calibri" style:font-style-complex="normal" style:font-size-asian="11pt" fo:color="#7030a0"/>
    </style:style>
    <style:style style:name="T110" style:family="text">
      <style:text-properties style:font-name-complex="Calibri" style:text-outline="false" style:font-name-asian="Calibri" fo:text-shadow="none" fo:font-size="11pt" fo:font-weight="normal" style:text-underline-style="none" style:text-underline-color="font-color" style:text-line-through-type="none" fo:font-style="normal" style:font-size-complex="11pt" style:font-weight-asian="normal" style:font-weight-complex="normal" style:font-style-asian="normal" style:font-name="Calibri" style:font-style-complex="normal" style:font-size-asian="11pt" fo:color="#006064"/>
    </style:style>
    <style:style style:name="T111" style:family="text">
      <style:text-properties style:font-name-complex="Calibri" style:text-outline="false" style:font-name-asian="Calibri" fo:text-shadow="none" fo:font-weight="normal" style:text-underline-style="none" style:text-underline-color="font-color" style:text-line-through-type="none" fo:font-style="normal" style:font-weight-asian="normal" style:font-weight-complex="normal" style:font-style-asian="normal" style:font-name="Calibri" style:font-style-complex="normal" fo:color="#000000" fo:font-size="6pt" style:font-size-asian="6pt" style:font-size-complex="6pt"/>
    </style:style>
    <style:style style:name="T112" style:family="text">
      <style:text-properties style:font-name-complex="Calibri" style:text-outline="false" style:font-name-asian="Calibri" fo:text-shadow="none" fo:font-weight="normal" style:text-underline-style="none" style:text-underline-color="font-color" style:text-line-through-type="none" fo:font-style="normal" style:font-weight-asian="normal" style:font-weight-complex="normal" style:font-style-asian="normal" style:font-name="Calibri" style:font-style-complex="normal" fo:color="#ff0000" fo:font-size="11pt" style:font-size-asian="11pt" style:font-size-complex="11pt"/>
    </style:style>
    <style:style style:name="T113" style:family="text">
      <style:text-properties style:font-name-complex="Calibri" style:text-outline="false" style:font-name-asian="Calibri" fo:text-shadow="none" fo:font-weight="normal" style:text-underline-style="none" style:text-underline-color="font-color" style:text-line-through-type="none" fo:font-style="normal" style:font-weight-asian="normal" style:font-weight-complex="normal" style:font-style-asian="normal" style:font-name="Calibri" style:font-style-complex="normal" fo:font-size="11pt" style:font-size-asian="11pt" style:font-size-complex="11pt" fo:color="#7030a0"/>
    </style:style>
    <style:style style:name="T114" style:family="text">
      <style:text-properties style:font-name-complex="Calibri" style:text-outline="false" style:font-name-asian="Calibri" fo:text-shadow="none" fo:font-weight="normal" style:text-underline-style="none" style:text-underline-color="font-color" style:text-line-through-type="none" fo:font-style="normal" style:font-weight-asian="normal" style:font-weight-complex="normal" style:font-style-asian="normal" style:font-name="Calibri" style:font-style-complex="normal" fo:font-size="11pt" style:font-size-asian="11pt" style:font-size-complex="11pt" fo:color="#33691e"/>
    </style:style>
    <style:style style:name="T115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bold" fo:font-size="11pt" fo:text-shadow="none"/>
    </style:style>
    <style:style style:name="T116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bold" fo:font-size="11pt" fo:text-shadow="none" fo:color="#00838f"/>
    </style:style>
    <style:style style:name="T11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838f"/>
    </style:style>
    <style:style style:name="T118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0000"/>
    </style:style>
    <style:style style:name="T119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c62828"/>
    </style:style>
    <style:style style:name="T120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838f"/>
    </style:style>
    <style:style style:name="T12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2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d47a1"/>
    </style:style>
    <style:style style:name="T12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e64a19"/>
    </style:style>
    <style:style style:name="T12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d84315"/>
    </style:style>
    <style:style style:name="T12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2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558b2f"/>
    </style:style>
    <style:style style:name="T127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e65100"/>
    </style:style>
    <style:style style:name="T12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2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ff4081"/>
    </style:style>
    <style:style style:name="T13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7030a0"/>
    </style:style>
    <style:style style:name="T13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558b2f"/>
    </style:style>
    <style:style style:name="T13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e65100"/>
    </style:style>
    <style:style style:name="T13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3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c2185b"/>
    </style:style>
    <style:style style:name="T135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838f"/>
    </style:style>
    <style:style style:name="T136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ff0000"/>
    </style:style>
    <style:style style:name="T13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838f"/>
    </style:style>
    <style:style style:name="T13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ff0000"/>
    </style:style>
    <style:style style:name="T139" style:family="text">
      <style:text-properties style:font-name="Calibri" fo:color="#7030a0" style:font-weight-complex="normal" style:font-style-complex="normal" style:font-style-asian="normal" style:font-size-complex="11pt" style:font-size-asian="11pt" style:font-weight-asian="normal" style:font-name-asian="Calibri" style:font-name-complex="Calibri" fo:text-shadow="none" style:text-underline-style="none" style:text-underline-color="font-color" fo:font-size="11pt" fo:font-weight="normal" style:text-outline="false" style:text-line-through-type="none" fo:font-style="normal"/>
    </style:style>
    <style:style style:name="T140" style:family="text">
      <style:text-properties style:font-style-asian="normal" style:font-name-complex="Calibri" style:font-weight-asian="normal" style:font-name-asian="Calibri" style:font-size-asian="11pt" fo:text-shadow="none" style:text-line-through-type="none" fo:font-weight="normal" style:font-size-complex="11pt" style:font-weight-complex="normal" style:font-style-complex="normal" fo:font-style="normal" style:text-outline="false" fo:font-size="11pt" fo:color="#00838f" style:text-underline-style="none" style:text-underline-color="font-color" style:font-name="Calibri"/>
    </style:style>
    <style:style style:name="T141" style:family="text">
      <style:text-properties style:font-name="Calibri" fo:font-size="11pt" fo:font-weight="normal" style:text-underline-style="none" style:text-underline-color="font-color" style:text-line-through-type="none" fo:font-style="normal" fo:text-shadow="none" fo:color="#000000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/>
    </style:style>
    <style:style style:name="T142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fo:font-style="normal" style:text-line-through-type="none" style:text-underline-style="none" style:text-underline-color="font-color" fo:font-weight="normal" fo:font-size="11pt" style:font-name="Calibri" fo:color="#000000" style:text-outline="false"/>
    </style:style>
    <style:style style:name="T143" style:family="text">
      <style:text-properties fo:text-shadow="none" style:font-name-asian="Calibri" style:font-name-complex="Calibri" style:font-size-asian="11pt" style:font-size-complex="11pt" style:font-weight-asian="normal" style:font-weight-complex="normal" fo:font-style="normal" style:font-style-asian="normal" style:font-style-complex="normal" style:text-outline="false" fo:color="#000000" style:font-name="Calibri" fo:font-size="11pt" fo:font-weight="normal" style:text-underline-style="none" style:text-underline-color="font-color" style:text-line-through-type="none"/>
    </style:style>
    <style:style style:name="T14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45" style:family="text">
      <style:text-properties style:font-weight-complex="normal" style:font-name-complex="Calibri" style:font-size-asian="11pt" style:font-size-complex="11pt" style:font-style-asian="normal" style:font-style-complex="normal" style:font-weight-asian="normal" fo:text-shadow="none" style:font-name-asian="Calibri" style:text-outline="false" fo:font-weight="normal" fo:font-style="normal" style:text-line-through-type="none" style:text-underline-style="none" style:text-underline-color="font-color" fo:font-size="11pt" style:font-name="Calibri" fo:color="#000000"/>
    </style:style>
    <style:style style:name="T146" style:family="text">
      <style:text-properties style:text-line-through-type="none" style:text-underline-style="none" style:text-underline-color="font-color" fo:font-weight="normal" fo:font-size="11pt" style:font-name="Calibri" fo:color="#000000" fo:text-shadow="none" style:text-outline="false" fo:font-style="normal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47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ff0000"/>
    </style:style>
    <style:style style:name="T148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000000"/>
    </style:style>
    <style:style style:name="T14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5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000000"/>
    </style:style>
    <style:style style:name="T15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d500f9"/>
    </style:style>
    <style:style style:name="T152" style:family="text">
      <style:text-properties style:font-name-asian="Calibri" style:text-underline-style="none" style:text-underline-color="font-color" style:font-size-asian="11pt" style:font-name-complex="Calibri" style:font-name="Calibri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/>
    </style:style>
    <style:style style:name="T153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Liberation Sans" style:font-name="Liberation Sans" style:font-name-complex="Liberation Sans"/>
    </style:style>
    <style:style style:name="T154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Calibri" style:font-name-asian="Calibri" style:font-name-complex="Calibri"/>
    </style:style>
    <style:style style:name="T155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complex="Liberation Sans" style:font-name-asian="Liberation Sans"/>
    </style:style>
    <style:style style:name="T156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Calibri" style:font-name="Calibri" style:font-name-complex="Calibri"/>
    </style:style>
    <style:style style:name="T157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complex="Liberation Sans" style:font-name-asian="Liberation Sans" style:font-name="Liberation Sans"/>
    </style:style>
    <style:style style:name="T158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asian="Liberation Sans" style:font-name-complex="Liberation Sans"/>
    </style:style>
    <style:style style:name="T15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6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d4037"/>
    </style:style>
    <style:style style:name="T161" style:family="text">
      <style:text-properties fo:color="#7030a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62" style:family="text">
      <style:text-properties style:font-name="Calibri" fo:color="#7030a0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font-name-asian="Calibri"/>
    </style:style>
    <style:style style:name="T163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7030a0"/>
    </style:style>
    <style:style style:name="T164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ff0000"/>
    </style:style>
    <style:style style:name="T165" style:family="text">
      <style:text-properties fo:color="#4a148c"/>
    </style:style>
    <style:style style:name="T16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67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838f"/>
    </style:style>
    <style:style style:name="T168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16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c62828"/>
    </style:style>
    <style:style style:name="T170" style:family="text">
      <style:text-properties fo:color="#00838f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7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527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7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173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ad1457"/>
    </style:style>
    <style:style style:name="T174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17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17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17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97a7"/>
    </style:style>
    <style:style style:name="T17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1b5e20"/>
    </style:style>
    <style:style style:name="T179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88e3c"/>
    </style:style>
    <style:style style:name="T180" style:family="text">
      <style:text-properties fo:color="#0070c0"/>
    </style:style>
    <style:style style:name="T181" style:family="text">
      <style:text-properties fo:color="#388e3c"/>
    </style:style>
    <style:style style:name="T182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ff0000"/>
    </style:style>
    <style:style style:name="T183" style:family="text">
      <style:text-properties fo:color="#d84315"/>
    </style:style>
    <style:style style:name="T184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000000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85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-complex="Calibri" fo:color="#ff0000" style:font-name="Calibri" style:font-name-asian="Calibri"/>
    </style:style>
    <style:style style:name="T186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Liberation Sans" style:font-name-asian="Liberation Sans" style:font-name-complex="Liberation Sans"/>
    </style:style>
    <style:style style:name="T187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838f" style:font-name="Calibri" style:font-name-asian="Calibri" style:font-name-complex="Calibri"/>
    </style:style>
    <style:style style:name="T188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6a1b9a" fo:text-shadow="none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189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="Liberation Sans" style:font-name-asian="Liberation Sans" style:font-name-complex="Liberation Sans" fo:color="#000000"/>
    </style:style>
    <style:style style:name="T190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6a1b9a" style:font-name="Calibri" style:font-name-asian="Calibri" style:font-name-complex="Calibri"/>
    </style:style>
    <style:style style:name="T191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Calibri" style:font-name-asian="Calibri" style:font-name-complex="Calibri"/>
    </style:style>
    <style:style style:name="T192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fo:text-shadow="none"/>
    </style:style>
    <style:style style:name="T193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000000"/>
    </style:style>
    <style:style style:name="T194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7030a0"/>
    </style:style>
    <style:style style:name="T195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33691e"/>
    </style:style>
    <style:style style:name="T19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6a1b9a"/>
    </style:style>
    <style:style style:name="T197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98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199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6a1b9a"/>
    </style:style>
    <style:style style:name="T200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01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202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b71c1c"/>
    </style:style>
    <style:style style:name="T203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fo:font-weight="normal" fo:font-size="11pt" style:font-style-complex="normal" fo:color="#558b2f" style:text-underline-style="solid" style:text-underline-width="auto" style:text-underline-color="font-color"/>
    </style:style>
    <style:style style:name="T204" style:family="text">
      <style:text-properties fo:color="#7030a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205" style:family="text">
      <style:text-properties fo:color="#0070c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206" style:family="text">
      <style:text-properties fo:color="#000000" style:font-name="Liberation Sans" fo:font-size="16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6pt" style:font-size-complex="16pt" style:font-weight-asian="bold" style:font-weight-complex="bold" style:font-style-asian="normal" style:font-style-complex="normal"/>
    </style:style>
    <style:style style:name="T207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08" style:family="text">
      <style:text-properties fo:color="#242729" style:font-name="inherit" fo:font-size="11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1pt" style:font-size-complex="11pt" style:font-weight-asian="normal" style:font-weight-complex="normal" style:font-style-asian="normal" style:font-style-complex="normal"/>
    </style:style>
    <style:style style:name="T209" style:family="text">
      <style:text-properties fo:text-shadow="none" style:text-outline="false" style:font-name-asian="inherit" style:font-name="inherit" fo:font-size="11pt" fo:font-weight="normal" style:text-underline-style="none" style:text-underline-color="font-color" style:text-line-through-type="none" fo:font-style="normal" style:font-size-asian="11pt" style:font-size-complex="11pt" style:font-weight-asian="normal" style:font-weight-complex="normal" style:font-style-asian="normal" style:font-style-complex="normal" fo:color="#242729" style:font-name-complex="inherit"/>
    </style:style>
    <style:style style:name="T210" style:family="text">
      <style:text-properties fo:text-shadow="none" style:text-outline="false" fo:font-weight="normal" style:text-underline-style="none" style:text-underline-color="font-color" style:text-line-through-type="none" fo:font-style="normal" style:font-weight-asian="normal" style:font-weight-complex="normal" style:font-style-asian="normal" style:font-style-complex="normal" fo:color="#242729" fo:font-size="10pt" style:font-size-asian="10pt" style:font-size-complex="10pt"/>
    </style:style>
    <style:style style:name="T211" style:family="text">
      <style:text-properties fo:text-shadow="none" style:text-outline="false" fo:font-weight="normal" style:text-underline-style="none" style:text-underline-color="font-color" style:text-line-through-type="none" fo:font-style="normal" style:font-weight-asian="normal" style:font-weight-complex="normal" style:font-style-asian="normal" style:font-style-complex="normal" fo:color="#242729" style:font-name="inherit" fo:font-size="11pt" style:font-name-asian="inherit" style:font-name-complex="inherit" style:font-size-asian="11pt" style:font-size-complex="11pt"/>
    </style:style>
    <style:style style:name="T21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13" style:family="text">
      <style:text-properties fo:color="#e64a19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1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33444d"/>
    </style:style>
    <style:style style:name="T215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16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217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18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21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2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32f2f"/>
    </style:style>
    <style:style style:name="T22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d84315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2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7030a0"/>
    </style:style>
    <style:style style:name="T22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ef6c00"/>
    </style:style>
    <style:style style:name="T224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225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ff4081"/>
    </style:style>
    <style:style style:name="T226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e65100"/>
    </style:style>
    <style:style style:name="T22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880e4f"/>
    </style:style>
    <style:style style:name="T22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c2185b"/>
    </style:style>
    <style:style style:name="T22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3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ff4081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3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500f9"/>
    </style:style>
    <style:style style:name="T232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3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d32f2f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23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ef6c00"/>
    </style:style>
    <style:style style:name="T23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3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c62828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37" style:family="text">
      <style:text-properties fo:color="#b71c1c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38" style:family="text">
      <style:text-properties fo:color="#1b5e2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39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7030a0"/>
    </style:style>
  </office:automatic-styles>
  <office:body>
    <office:spreadsheet>
      <table:calculation-settings table:automatic-find-labels="false" table:use-regular-expressions="false" table:use-wildcards="true"/>
      <table:table table:name="Linux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Default"/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tutorials.ubuntu.com/tutorial/command-line-for-beginners" xlink:type="simple">https://tutorials.ubuntu.com/tutorial/command-line-for-beginners</text:a></text:p>
          </table:table-cell>
          <table:table-cell table:style-name="ce2" office:value-type="string" calcext:value-type="string">
            <text:p>The Linux command line for beginn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youtube.com/playlist?list=PLT98CRl2KxKEKvszPW-d4wYLo2fxEJYK" xlink:type="simple">https://www.youtube.com/playlist?list=PLT98CRl2KxKEKvszPW-d4wYLo2fxEJYK</text:a></text:p>
          </table:table-cell>
          <table:table-cell table:style-name="ce2" office:value-type="string" calcext:value-type="string">
            <text:p>Ubuntu Server 18.04 Essentials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УСТАНОВКА И ДЕИНСТАЛЛЯЦИЯ ПАКЕТОВ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2" office:value-type="string" calcext:value-type="string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 office:value-type="string" calcext:value-type="string">
            <text:p>/var/log</text:p>
          </table:table-cell>
          <table:table-cell table:style-name="ce2" office:value-type="string" calcext:value-type="string">
            <text:p>место хранения логов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dmesg</text:p>
          </table:table-cell>
          <table:table-cell table:style-name="ce2" office:value-type="string" calcext:value-type="string">
            <text:p>лог Линуксовского ядра, хранится в памяти, пока комп работает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ТЕРМИНАЛ</text:p>
          </table:table-cell>
          <table:table-cell table:style-name="ce4" office:value-type="string" calcext:value-type="string">
            <text:p>ИСПОЛЬЗУЕМ TAB для автозаполнения команд!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!!</text:p>
          </table:table-cell>
          <table:table-cell table:style-name="ce2" office:value-type="string" calcext:value-type="string">
            <text:p>Повторить последнюю комнаду, но с sud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'+' <text:s/>или Ctrl+9</text:p>
          </table:table-cell>
          <table:table-cell table:style-name="ce2" office:value-type="string" calcext:value-type="string">
            <text:p>Масштаб (change font size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ift+C</text:p>
          </table:table-cell>
          <table:table-cell table:style-name="ce2" office:value-type="string" calcext:value-type="string">
            <text:p>Копировать (Copy)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hift+Insert</text:p>
          </table:table-cell>
          <table:table-cell table:style-name="ce2" office:value-type="string" calcext:value-type="string">
            <text:p>Вставить скопированную строку в терминал <text:s/>(Paste)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Ctrl+Alt+F3</text:p>
          </table:table-cell>
          <table:table-cell table:style-name="ce2" office:value-type="string" calcext:value-type="string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Alt+F1</text:p>
          </table:table-cell>
          <table:table-cell table:style-name="ce2" office:value-type="string" calcext:value-type="string">
            <text:p>Вернуться обратно в GUI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очистить экран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randr</text:p>
          </table:table-cell>
          <table:table-cell table:style-name="ce2" office:value-type="string" calcext:value-type="string">
            <text:p>вывести поддерживаемые разрешения экран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randr -s 1024x768</text:p>
          </table:table-cell>
          <table:table-cell table:style-name="ce2" office:value-type="string" calcext:value-type="string">
            <text:p>установить разрешение экрана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sudo</text:p>
          </table:table-cell>
          <table:table-cell table:style-name="ce2" office:value-type="string" calcext:value-type="string">
            <text:p>сделать что-то с правами суперюзера (надо будет ввести пароль)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echo</text:p>
          </table:table-cell>
          <table:table-cell table:style-name="ce2" office:value-type="string" calcext:value-type="string">
            <text:p>напечатать что-то на экране или в файл, если после указать "&gt;" и имя файла.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<text:s text:c="2"/>|</text:p>
          </table:table-cell>
          <table:table-cell table:style-name="ce2" office:value-type="string" calcext:value-type="string">
            <text:p>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an -k &lt;интересующая команда keyword или её кусок&gt;</text:p>
          </table:table-cell>
          <table:table-cell table:style-name="ce2" office:value-type="string" calcext:value-type="string">
            <text:p>получить мануал (инструкцию) по команд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atis &lt;интересующая команда или её кусок&gt;</text:p>
          </table:table-cell>
          <table:table-cell table:style-name="ce2" office:value-type="string" calcext:value-type="string">
            <text:p>почти то же самое.</text:p>
          </table:table-cell>
          <table:table-cell table:number-columns-repeated="1022"/>
        </table:table-row>
        <table:table-row table:style-name="ro1" table:number-rows-repeated="5">
          <table:table-cell table:style-name="ce2" table:number-columns-repeated="2"/>
          <table:table-cell table:number-columns-repeated="1022"/>
        </table:table-row>
        <table:table-row table:style-name="ro6">
          <table:table-cell table:style-name="ce4" office:value-type="string" calcext:value-type="string">
            <text:p>ПАМЯТЬ И ПРОЦЕССЫ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5" office:value-type="string" calcext:value-type="string">
            <text:p>ps</text:p>
          </table:table-cell>
          <table:table-cell table:style-name="ce2" office:value-type="string" calcext:value-type="string">
            <text:p>показать текущие процесс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x</text:p>
          </table:table-cell>
          <table:table-cell table:style-name="ce2" office:value-type="string" calcext:value-type="string">
            <text:p>более подробное описание процессов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&lt;имя пользователя&gt;</text:p>
          </table:table-cell>
          <table:table-cell table:style-name="ce2" office:value-type="string" calcext:value-type="string">
            <text:p>показать процессы другого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-aux</text:p>
          </table:table-cell>
          <table:table-cell table:style-name="ce2" office:value-type="string" calcext:value-type="string">
            <text:p>подробные данные по процессам юзеров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-aux | grep denis</text:p>
          </table:table-cell>
          <table:table-cell table:style-name="ce2" office:value-type="string" calcext:value-type="string">
            <text:p>все процессы пользователя Дени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посылает сигнал процессу остановиться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killall &lt;имя процесса&gt;</text:p>
          </table:table-cell>
          <table:table-cell table:style-name="ce2" office:value-type="string" calcext:value-type="string">
            <text:p>терминирует ВСЕ процессы по указанному имени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 <text:span text:style-name="T1">-STOP</text:span> &lt;имя процесса&gt;</text:p>
          </table:table-cell>
          <table:table-cell table:style-name="ce2" office:value-type="string" calcext:value-type="string">
            <text:p>приостанавливает процес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 <text:span text:style-name="T1">-CONT</text:span> &lt;имя процесса&gt;</text:p>
          </table:table-cell>
          <table:table-cell table:style-name="ce2" office:value-type="string" calcext:value-type="string">
            <text:p>возобновляет процесс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fg</text:p>
          </table:table-cell>
          <table:table-cell table:style-name="ce2" office:value-type="string" calcext:value-type="string">
            <text:p>перевести на foregrond (лицевую сторону) фоновый процес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С</text:p>
          </table:table-cell>
          <table:table-cell table:style-name="ce2" office:value-type="string" calcext:value-type="string">
            <text:p>остановить процес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Z</text:p>
          </table:table-cell>
          <table:table-cell table:style-name="ce2" office:value-type="string" calcext:value-type="string">
            <text:p>перевести процесс в фоновый режим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top</text:p>
          </table:table-cell>
          <table:table-cell table:style-name="ce2" office:value-type="string" calcext:value-type="string">
            <text:p>Task Manager, диспетчер задач в Linux, можем видеть процессы, память используемую и т. д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ift+P</text:p>
          </table:table-cell>
          <table:table-cell table:style-name="ce2" office:value-type="string" calcext:value-type="string">
            <text:p>отфильтровать по CPU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ift+M</text:p>
          </table:table-cell>
          <table:table-cell table:style-name="ce2" office:value-type="string" calcext:value-type="string">
            <text:p>отфильтровать по памяти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ee -h</text:p>
          </table:table-cell>
          <table:table-cell table:style-name="ce2" office:value-type="string" calcext:value-type="string">
            <text:p>показать наличие памяти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shutdown</text:p>
          </table:table-cell>
          <table:table-cell table:style-name="ce2" office:value-type="string" calcext:value-type="string">
            <text:p>останавливает или перезагружает систем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reboot now</text:p>
          </table:table-cell>
          <table:table-cell table:style-name="ce2" office:value-type="string" calcext:value-type="string">
            <text:p>перезапустить сейчас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НАВИГАЦИЯ И ПОИСК.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5" office:value-type="string" calcext:value-type="string">
            <text:p>cd</text:p>
          </table:table-cell>
          <table:table-cell table:style-name="ce2" office:value-type="string" calcext:value-type="string">
            <text:p>перейти в папк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.</text:p>
          </table:table-cell>
          <table:table-cell table:style-name="ce2" office:value-type="string" calcext:value-type="string">
            <text:p>Текущая папк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..</text:p>
          </table:table-cell>
          <table:table-cell table:style-name="ce2" office:value-type="string" calcext:value-type="string">
            <text:p>перейти в папку выш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../..</text:p>
          </table:table-cell>
          <table:table-cell table:style-name="ce2" office:value-type="string" calcext:value-type="string">
            <text:p>перейти на 2 папки выше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d ~</text:p>
          </table:table-cell>
          <table:table-cell table:style-name="ce2" office:value-type="string" calcext:value-type="string">
            <text:p>перейти в папку home текущего пользователя, то же самое, что cd home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pwd</text:p>
          </table:table-cell>
          <table:table-cell table:style-name="ce2" office:value-type="string" calcext:value-type="string">
            <text:p>показать путь текущей папки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ls</text:p>
          </table:table-cell>
          <table:table-cell table:style-name="ce2" office:value-type="string" calcext:value-type="string">
            <text:p>показать сожержимое текущей папк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ls -la</text:p>
          </table:table-cell>
          <table:table-cell table:style-name="ce2" office:value-type="string" calcext:value-type="string">
            <text:p>показать сожержимое текущей папки, l - длинно, a - включая скрытые папки и файлы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sudo ls -la -R /</text:p>
          </table:table-cell>
          <table:table-cell table:style-name="ce2" office:value-type="string" calcext:value-type="string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cate &lt;имя файла/папки&gt;</text:p>
          </table:table-cell>
          <table:table-cell table:style-name="ce2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ereis &lt;имя файла/папки&gt;</text:p>
          </table:table-cell>
          <table:table-cell table:style-name="ce2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find /home -name "&lt;имя файла/папки&gt;"</text:p>
          </table:table-cell>
          <table:table-cell table:style-name="ce2" office:value-type="string" calcext:value-type="string">
            <text:p>найти файл/папку, атрибут -name указывает, что ищем по имен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-i</text:p>
          </table:table-cell>
          <table:table-cell table:style-name="ce2" office:value-type="string" calcext:value-type="string">
            <text:p>атрибут игнорирования keysensitive - различия больших и маленьких букв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/media/cdrom</text:p>
          </table:table-cell>
          <table:table-cell table:style-name="ce2" office:value-type="string" calcext:value-type="string">
            <text:p>перейти в сд-ром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39" office:value-type="string" calcext:value-type="string">
            <text:p>РАБОТА С ФАЙЛАМИ И ПАПКАМИ</text:p>
          </table:table-cell>
          <table:table-cell table:style-name="ce39"/>
          <table:table-cell table:number-columns-repeated="1022"/>
        </table:table-row>
        <table:table-row table:style-name="ro2">
          <table:table-cell table:style-name="ce5" office:value-type="string" calcext:value-type="string">
            <text:p>mkdir</text:p>
          </table:table-cell>
          <table:table-cell table:style-name="ce2" office:value-type="string" calcext:value-type="string">
            <text:p>создать папку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kdir -p Dir4/Dir5</text:p>
          </table:table-cell>
          <table:table-cell table:style-name="ce2" office:value-type="string" calcext:value-type="string">
            <text:p>с атрибутом parent создает сразу родительскую и дочернюю папки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touch</text:p>
          </table:table-cell>
          <table:table-cell table:style-name="ce2" office:value-type="string" calcext:value-type="string">
            <text:p>создать файл, либо обновить время последней активности у существующего файла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m</text:p>
          </table:table-cell>
          <table:table-cell table:style-name="ce2" office:value-type="string" calcext:value-type="string">
            <text:p>удалить файл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mdir</text:p>
          </table:table-cell>
          <table:table-cell table:style-name="ce2" office:value-type="string" calcext:value-type="string">
            <text:p>удалить папку пустую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mdir -p dir1/dir2/dir3</text:p>
          </table:table-cell>
          <table:table-cell table:style-name="ce2" office:value-type="string" calcext:value-type="string">
            <text:p>удалить указанное дерево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-i</text:p>
          </table:table-cell>
          <table:table-cell table:style-name="ce2" office:value-type="string" calcext:value-type="string">
            <text:p>(interactive) option to rm, which will prompt you to confirm the deletion of each file;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rm -R</text:p>
          </table:table-cell>
          <table:table-cell table:style-name="ce2" office:value-type="string" calcext:value-type="string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sudo rm -R /</text:p>
          </table:table-cell>
          <table:table-cell table:style-name="ce2" office:value-type="string" calcext:value-type="string">
            <text:p>удалить всё с машины, начиная с корня, включая саму систему Linux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ПРОСМОТРЕТЬ ФАЙЛ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ore</text:p>
          </table:table-cell>
          <table:table-cell table:style-name="ce2" office:value-type="string" calcext:value-type="string">
            <text:p>тоже просмотреть файл, но по кнопке Enter читается по строкам. q - для выхода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less</text:p>
          </table:table-cell>
          <table:table-cell table:style-name="ce2" office:value-type="string" calcext:value-type="string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2">cp</text:span> &lt;название файла&gt; &lt;путь, куда копируем&gt;</text:p>
          </table:table-cell>
          <table:table-cell table:style-name="ce2" office:value-type="string" calcext:value-type="string">
            <text:p>скопировать файл/папку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cp hello*.*</text:p>
          </table:table-cell>
          <table:table-cell table:style-name="ce2" office:value-type="string" calcext:value-type="string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p hello?.*</text:p>
          </table:table-cell>
          <table:table-cell table:style-name="ce2" office:value-type="string" calcext:value-type="string">
            <text:p>скопировать ВСЕ файлы с "hello" в начале названия и с любым 1 символом после этого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p -R Dir2 Dir 4</text:p>
          </table:table-cell>
          <table:table-cell table:style-name="ce2" office:value-type="string" calcext:value-type="string">
            <text:p>скопировать папку Dir2 со всем сожержимым в папку Dir4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-v</text:p>
          </table:table-cell>
          <table:table-cell table:style-name="ce2" office:value-type="string" calcext:value-type="string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mv</text:p>
          </table:table-cell>
          <table:table-cell table:style-name="ce2" office:value-type="string" calcext:value-type="string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v text.txt .text.txt</text:p>
          </table:table-cell>
          <table:table-cell table:style-name="ce2" office:value-type="string" calcext:value-type="string">
            <text:p>сделать файл скрытым, если поставить точку в начале имен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v &lt;file name&gt; &lt;folder name&gt;/</text:p>
          </table:table-cell>
          <table:table-cell table:style-name="ce2" office:value-type="string" calcext:value-type="string">
            <text:p>move file to folde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v &lt;file name&gt; ..</text:p>
          </table:table-cell>
          <table:table-cell table:style-name="ce2" office:value-type="string" calcext:value-type="string">
            <text:p>move file one level up to parent folder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df /work</text:p>
          </table:table-cell>
          <table:table-cell table:style-name="ce2" office:value-type="string" calcext:value-type="string">
            <text:p>df - команда, показывающая, на каком диске находится папк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f /root</text:p>
          </table:table-cell>
          <table:table-cell table:style-name="ce2" office:value-type="string" calcext:value-type="string">
            <text:p>узнать, где зранится корен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f -Th | grep "^/dev"</text:p>
          </table:table-cell>
          <table:table-cell table:style-name="ce2" office:value-type="string" calcext:value-type="string">
            <text:p>Использование дискового пространств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sblk -f</text:p>
          </table:table-cell>
          <table:table-cell table:style-name="ce2" office:value-type="string" calcext:value-type="string">
            <text:p>Показать дерево дисков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ЗАПИСЬ В ФАЙЛЫ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 calcext:value-type="string">
            <text:p>gedit</text:p>
          </table:table-cell>
          <table:table-cell table:style-name="ce2" office:value-type="string" calcext:value-type="string">
            <text:p>открытие простого блокнота в GUI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nano</text:p>
          </table:table-cell>
          <table:table-cell table:style-name="ce2" office:value-type="string" calcext:value-type="string">
            <text:p>текстовый редактор прямо в терминале</text:p>
          </table:table-cell>
          <table:table-cell table:number-columns-repeated="1022"/>
        </table:table-row>
        <table:table-row table:style-name="ro7">
          <table:table-cell table:style-name="ce2" office:value-type="string" calcext:value-type="string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table:style-name="ce2" office:value-type="string" calcext:value-type="string">
            <text:p>ВЫДЕЛЕНИЕ ТЕКСТ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trl-K (или F9)</text:p>
          </table:table-cell>
          <table:table-cell table:style-name="ce2" office:value-type="string" calcext:value-type="string">
            <text:p>Далее выделенный текст можно удалить или скопировать в буффер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комбинация Alt-6</text:p>
          </table:table-cell>
          <table:table-cell table:style-name="ce2" office:value-type="string" calcext:value-type="string">
            <text:p>Выделенный текст можно скопировать в буффер обмена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Ctrl-U или F10</text:p>
          </table:table-cell>
          <table:table-cell table:style-name="ce2" office:value-type="string" calcext:value-type="string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pico</text:p>
          </table:table-cell>
          <table:table-cell table:style-name="ce2" office:value-type="string" calcext:value-type="string">
            <text:p>Тот же nano, но версия постарше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vi</text:p>
          </table:table-cell>
          <table:table-cell table:style-name="ce2" office:value-type="string" calcext:value-type="string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ЯРЛЫКИ, СОРТИНГ, РЕГУЛЯРНЫЕ ВЫРАЖЕНИЯ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 calcext:value-type="string">
            <text:p>ln -s</text:p>
          </table:table-cell>
          <table:table-cell table:style-name="ce2" office:value-type="string" calcext:value-type="string">
            <text:p>создать ярлык на файл/папку</text:p>
          </table:table-cell>
          <table:table-cell table:number-columns-repeated="1022"/>
        </table:table-row>
        <table:table-row table:style-name="ro8">
          <table:table-cell table:style-name="ce5" office:value-type="string" calcext:value-type="string">
            <text:p>ln</text:p>
          </table:table-cell>
          <table:table-cell table:style-name="ce2" office:value-type="string" calcext:value-type="string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wc &lt;имя файла&gt;</text:p>
          </table:table-cell>
          <table:table-cell table:style-name="ce2" office:value-type="string" calcext:value-type="string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ort &lt;имя файла с данными&gt;</text:p>
          </table:table-cell>
          <table:table-cell table:style-name="ce2" office:value-type="string" calcext:value-type="string">
            <text:p>возвращает данные в файле, сортированные по алфавит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-n</text:p>
          </table:table-cell>
          <table:table-cell table:style-name="ce2" office:value-type="string" calcext:value-type="string">
            <text:p>атрибут для сортировки чисел по возрастанию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ut -d "&lt;символ-резделитель&gt;" -f 3 &lt;имя файла, в который это записать&gt;</text:p>
          </table:table-cell>
          <table:table-cell table:style-name="ce2" office:value-type="string" calcext:value-type="string">
            <text:p>разрезает строку по делиметеру -d, как split в Python, выдает массив кусочков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атрибут -f 3</text:p>
          </table:table-cell>
          <table:table-cell table:style-name="ce2" office:value-type="string" calcext:value-type="string">
            <text:p>(field) выбирает не весь массив, а только указанный элемент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2">grep</text:span> &lt;искомый текст&gt; &lt;папка/файл&gt;</text:p>
          </table:table-cell>
          <table:table-cell table:style-name="ce2" office:value-type="string" calcext:value-type="string">
            <text:p>ищет определённый текст в файлах/папках/выходных данных pipeline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grep -E "[A-Za-z].gov" mydatafile.txt</text:p>
          </table:table-cell>
          <table:table-cell table:style-name="ce2" office:value-type="string" calcext:value-type="string">
            <text:p>ищем все вхождения с любой 1 буквой в любом регистре перед <text:s/>".gov"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grep -E "[A-Za-z]*.gov" mydatafile.txt</text:p>
          </table:table-cell>
          <table:table-cell table:style-name="ce2" office:value-type="string" calcext:value-type="string">
            <text:p>ищем все вхождения с любым количеством букв перед <text:s/>".gov"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-E "(kgb.gov|intel.com)"</text:p>
          </table:table-cell>
          <table:table-cell table:style-name="ce2" office:value-type="string" calcext:value-type="string">
            <text:p>ищем (или то, или другое) через разделитель |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ПЕРЕНАПРАВЛЕНИЕ ВЫВОДА/ВВОДА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прочитать вводимую строку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read &lt;имя переменной&gt;</text:p>
          </table:table-cell>
          <table:table-cell table:style-name="ce2" office:value-type="string" calcext:value-type="string">
            <text:p>прочитать строку и присвоить её как значение переменной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rt names.txt</text:p>
          </table:table-cell>
          <table:table-cell table:style-name="ce2" office:value-type="string" calcext:value-type="string">
            <text:p>выведет отсортированное содержимое на экран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sort names.txt &gt; sorted.txt</text:p>
          </table:table-cell>
          <table:table-cell table:style-name="ce2" office:value-type="string" calcext:value-type="string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»</text:p>
          </table:table-cell>
          <table:table-cell table:style-name="ce2" office:value-type="string" calcext:value-type="string">
            <text:p>append, добваить данные в конец файла, аналогично комманде append в Python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2&gt;</text:p>
          </table:table-cell>
          <table:table-cell table:style-name="ce2" office:value-type="string" calcext:value-type="string">
            <text:p>перенаправить данные, выдавшие ошибки в... <text:s/>вникуда в данном случае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2&gt; errors.txt</text:p>
          </table:table-cell>
          <table:table-cell table:style-name="ce2" office:value-type="string" calcext:value-type="string">
            <text:p>перенаправить плохие ответы в файл errors.txt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grep anton /etc/* 2&gt; /dev/null</text:p>
          </table:table-cell>
          <table:table-cell table:style-name="ce2" office:value-type="string" calcext:value-type="string">
            <text:p>перенаправить плохие ответы в девайс "вникуда"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grep anton /etc/* &gt; good.txt 2&gt; errors.txt</text:p>
          </table:table-cell>
          <table:table-cell table:style-name="ce2" office:value-type="string" calcext:value-type="string">
            <text:p>разделили по 2 файлам хорошие ответы и плохие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grep anton /etc/* &amp;&gt; allresults.txt</text:p>
          </table:table-cell>
          <table:table-cell table:style-name="ce2" office:value-type="string" calcext:value-type="string">
            <text:p>вывести ВСЕ результаты, и плохие, и хорошие, в файл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АРХИВИРОВАНИЕ И КОМПРЕССИЯ ДАННЫХ</text:p>
          </table:table-cell>
          <table:table-cell table:style-name="ce4"/>
          <table:table-cell table:number-columns-repeated="1022"/>
        </table:table-row>
        <table:table-row table:style-name="ro4">
          <table:table-cell table:style-name="ce2" office:value-type="string" calcext:value-type="string">
            <text:p>tar</text:p>
          </table:table-cell>
          <table:table-cell table:style-name="ce2" office:value-type="string" calcext:value-type="string">
            <text:p>tape archive - объединяет несколько файлов/папок в один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<text:span text:style-name="T2">tar</text:span> cvf mytar.tar Folder1</text:p>
          </table:table-cell>
          <table:table-cell table:style-name="ce2" office:value-type="string" calcext:value-type="string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r tf mytar.tar</text:p>
          </table:table-cell>
          <table:table-cell table:style-name="ce2" office:value-type="string" calcext:value-type="string">
            <text:p>посмотреть внутрь файл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r xvf mytar.tar</text:p>
          </table:table-cell>
          <table:table-cell table:style-name="ce2" office:value-type="string" calcext:value-type="string">
            <text:p>распаковать, показывая действия (v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 office:value-type="string" calcext:value-type="string">
            <text:p><text:span text:style-name="T2">gzip</text:span> mytar.tar</text:p>
          </table:table-cell>
          <table:table-cell table:style-name="ce2" office:value-type="string" calcext:value-type="string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unzip mytar.tar.gz</text:p>
          </table:table-cell>
          <table:table-cell table:style-name="ce2" office:value-type="string" calcext:value-type="string">
            <text:p>раскомпрессировать файл gz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2">bzip2</text:span> mytar.tar</text:p>
          </table:table-cell>
          <table:table-cell table:style-name="ce2" office:value-type="string" calcext:value-type="string">
            <text:p>скомпрессировать более мощным методом в формат .bz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unzip2 mytar.tar.bz2</text:p>
          </table:table-cell>
          <table:table-cell table:style-name="ce2" office:value-type="string" calcext:value-type="string">
            <text:p>раскопрессировать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2">xz</text:span> и unxz</text:p>
          </table:table-cell>
          <table:table-cell table:style-name="ce2" office:value-type="string" calcext:value-type="string">
            <text:p>скомпрессовать и раскомпрессовать в формат .xz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tar cvzf mytar.tar Folder1</text:p>
          </table:table-cell>
          <table:table-cell table:style-name="ce2" office:value-type="string" calcext:value-type="string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5">
          <table:table-cell table:style-name="ce2" office:value-type="string" calcext:value-type="string">
            <text:p>zip -r myZIP.zip Folder1</text:p>
          </table:table-cell>
          <table:table-cell table:style-name="ce2" office:value-type="string" calcext:value-type="string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nzip myZIP.zip</text:p>
          </table:table-cell>
          <table:table-cell table:style-name="ce2" office:value-type="string" calcext:value-type="string">
            <text:p>распаковать zip-файл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ПОЛЬЗОВАТЕЛИ</text:p>
          </table:table-cell>
          <table:table-cell table:style-name="ce4"/>
          <table:table-cell table:number-columns-repeated="1022"/>
        </table:table-row>
        <table:table-row table:style-name="ro4">
          <table:table-cell table:style-name="ce2" office:value-type="string" calcext:value-type="string">
            <text:p>cat /etc/passwd</text:p>
          </table:table-cell>
          <table:table-cell table:style-name="ce2" office:value-type="string" calcext:value-type="string">
            <text:p>открыть файл с данными всех аккаунтов пользователей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oami</text:p>
          </table:table-cell>
          <table:table-cell table:style-name="ce2" office:value-type="string" calcext:value-type="string">
            <text:p>показывает, какой юзер сейчас активен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2">su</text:span> &lt;имя юзера&gt;</text:p>
          </table:table-cell>
          <table:table-cell table:style-name="ce2" office:value-type="string" calcext:value-type="string">
            <text:p>switch user, меняет текущего юзера на указанного, попросит ввести парол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it</text:p>
          </table:table-cell>
          <table:table-cell table:style-name="ce2" office:value-type="string" calcext:value-type="string">
            <text:p>выйти из временно примеренного юзера ))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logout</text:p>
          </table:table-cell>
          <table:table-cell table:style-name="ce2" office:value-type="string" calcext:value-type="string">
            <text:p>выйти из текущего пользователя (root, например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d &lt;имя юзера&gt;</text:p>
          </table:table-cell>
          <table:table-cell table:style-name="ce2" office:value-type="string" calcext:value-type="string">
            <text:p>показывает группы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st</text:p>
          </table:table-cell>
          <table:table-cell table:style-name="ce2" office:value-type="string" calcext:value-type="string">
            <text:p>показывает крайние логины в систем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o</text:p>
          </table:table-cell>
          <table:table-cell table:style-name="ce2" office:value-type="string" calcext:value-type="string">
            <text:p>показывает, кто сейчас залогинен в систему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w</text:p>
          </table:table-cell>
          <table:table-cell table:style-name="ce2" office:value-type="string" calcext:value-type="string">
            <text:p>всё то же самое, но ещё показывает и текущий работающий процесс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<text:span text:style-name="T2">useradd</text:span> -m &lt;имя пользователя&gt;</text:p>
          </table:table-cell>
          <table:table-cell table:style-name="ce2" office:value-type="string" calcext:value-type="string">
            <text:p>создаем нового юзера. -m создает ему папку в /home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passwd &lt;имя пользователя&gt;</text:p>
          </table:table-cell>
          <table:table-cell table:style-name="ce2" office:value-type="string" calcext:value-type="string">
            <text:p>установить пароль пользователю, чтобы он мог залогиниться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/etc/skel/</text:p>
          </table:table-cell>
          <table:table-cell table:style-name="ce2" office:value-type="string" calcext:value-type="string">
            <text:p>папка-скелет, которая сожержит всё, что будет создаваться для нового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userdel -r &lt;имя пользователя&gt;</text:p>
          </table:table-cell>
          <table:table-cell table:style-name="ce2" office:value-type="string" calcext:value-type="string">
            <text:p>удалить пользователя и все его данны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groupadd &lt;имя группы&gt;</text:p>
          </table:table-cell>
          <table:table-cell table:style-name="ce2" office:value-type="string" calcext:value-type="string">
            <text:p>создать группу с указанным именем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groupdel &lt;имя группы&gt;</text:p>
          </table:table-cell>
          <table:table-cell table:style-name="ce2" office:value-type="string" calcext:value-type="string">
            <text:p>удалить группу (пользователи сохраняются, просто выходят из этой группы)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<text:span text:style-name="T2">usermod</text:span> <text:span text:style-name="T1">-aG</text:span> &lt;имя группы&gt; &lt;имя пользователя&gt;</text:p>
          </table:table-cell>
          <table:table-cell table:style-name="ce2" office:value-type="string" calcext:value-type="string">
            <text:p>добавить в группу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deluser &lt;имя группы&gt; &lt;имя пользователя&gt;</text:p>
          </table:table-cell>
          <table:table-cell table:style-name="ce2" office:value-type="string" calcext:value-type="string">
            <text:p>удалить из группы пользователя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СЕТЬ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 calcext:value-type="string">
            <text:p>env | grep proxy</text:p>
          </table:table-cell>
          <table:table-cell table:style-name="ce2" office:value-type="string" calcext:value-type="string">
            <text:p>узнать свой proxy-сервер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ifconfig</text:p>
          </table:table-cell>
          <table:table-cell table:style-name="ce2" office:value-type="string" calcext:value-type="string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etstat -antu</text:p>
          </table:table-cell>
          <table:table-cell table:style-name="ce2" office:value-type="string" calcext:value-type="string">
            <text:p>увидеть занятые порты на локальной машине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ifconfig</text:p>
          </table:table-cell>
          <table:table-cell table:style-name="ce2" office:value-type="string" calcext:value-type="string">
            <text:p>данные о сет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p addr show</text:p>
          </table:table-cell>
          <table:table-cell table:style-name="ce2" office:value-type="string" calcext:value-type="string">
            <text:p>другой вариант данных о сет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oute</text:p>
          </table:table-cell>
          <table:table-cell table:style-name="ce2" office:value-type="string" calcext:value-type="string">
            <text:p>адреса пересылки пакетов в разных странах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ping</text:p>
          </table:table-cell>
          <table:table-cell table:style-name="ce2" office:value-type="string" calcext:value-type="string">
            <text:p>отослать пакеты на адрес, проверить ответ (пропинговать)</text:p>
          </table:table-cell>
          <table:table-cell table:number-columns-repeated="1022"/>
        </table:table-row>
        <table:table-row table:style-name="ro1" table:number-rows-repeated="2">
          <table:table-cell table:style-name="ce5"/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ПРАВА</text:p>
          </table:table-cell>
          <table:table-cell table:style-name="ce4"/>
          <table:table-cell table:number-columns-repeated="1022"/>
        </table:table-row>
        <table:table-row table:style-name="ro4">
          <table:table-cell table:style-name="ce2" office:value-type="string" calcext:value-type="string">
            <text:p>rwx</text:p>
          </table:table-cell>
          <table:table-cell table:style-name="ce2" office:value-type="string" calcext:value-type="string">
            <text:p>права на чтение, запись, исполнение файла (или вход в папку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--</text:p>
          </table:table-cell>
          <table:table-cell table:style-name="ce2" office:value-type="string" calcext:value-type="string">
            <text:p>право только на чтение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chown &lt;имя пользователя&gt; &lt;имя файла/папки&gt;</text:p>
          </table:table-cell>
          <table:table-cell table:style-name="ce2" office:value-type="string" calcext:value-type="string">
            <text:p>поменять владельца файла/папк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chgrp &lt;имя группы&gt; &lt;имя файла/папки&gt;</text:p>
          </table:table-cell>
          <table:table-cell table:style-name="ce2" office:value-type="string" calcext:value-type="string">
            <text:p>поменять доступ групп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chmod o+x &lt;имя файла/папки&gt;</text:p>
          </table:table-cell>
          <table:table-cell table:style-name="ce2" office:value-type="string" calcext:value-type="string">
            <text:p>добавить право others (o) на запуск файла (x)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sudo chmod u+x, g-w, o+r &lt;имя файла/папки&gt;</text:p>
          </table:table-cell>
          <table:table-cell table:style-name="ce2" office:value-type="string" calcext:value-type="string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hmod ugo=r &lt;имя файла/папки&gt;</text:p>
          </table:table-cell>
          <table:table-cell table:style-name="ce2" office:value-type="string" calcext:value-type="string">
            <text:p>юзеру, группе и остальным - всем поставить толкьо право read, остальные права отключит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 = 4, w = 2, x = 1</text:p>
          </table:table-cell>
          <table:table-cell table:style-name="ce2"/>
          <table:table-cell table:number-columns-repeated="1022"/>
        </table:table-row>
        <table:table-row table:style-name="ro4">
          <table:table-cell table:style-name="ce2" office:value-type="string" calcext:value-type="string">
            <text:p>rwx = 7, rw- = 6, r-x = 5, r-- = 4, -wx = 3, -w- = 2, --x = 1, --- = 0</text:p>
          </table:table-cell>
          <table:table-cell table:style-name="ce2"/>
          <table:table-cell table:number-columns-repeated="1022"/>
        </table:table-row>
        <table:table-row table:style-name="ro5">
          <table:table-cell table:style-name="ce2" office:value-type="string" calcext:value-type="string">
            <text:p>chmod 777 &lt;имя файла/папки&gt;</text:p>
          </table:table-cell>
          <table:table-cell table:style-name="ce2" office:value-type="string" calcext:value-type="string">
            <text:p>дать полные права всем. Первая 7 - пользователю, вторая - группе, третья — остальным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chmod o+t &lt;имя папки&gt;</text:p>
          </table:table-cell>
          <table:table-cell table:style-name="ce2" office:value-type="string" calcext:value-type="string">
            <text:p>сделать sticky beat для папки, запретить удалять файлы не владельцам файл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chmod 1777 &lt;имя папки&gt;</text:p>
          </table:table-cell>
          <table:table-cell table:style-name="ce2" office:value-type="string" calcext:value-type="string">
            <text:p>сделать в папке полные права. Первая цифра - sticky beat. 1 включает, 0 выключает</text:p>
          </table:table-cell>
          <table:table-cell table:number-columns-repeated="1022"/>
        </table:table-row>
        <table:table-row table:style-name="ro1" table:number-rows-repeated="5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4" office:value-type="string" calcext:value-type="string">
            <text:p>УСТАНОВКА ДОПОЛНЕНИЙ НА VBOX для открытия общих папок</text:p>
          </table:table-cell>
          <table:table-cell table:style-name="ce4"/>
          <table:table-cell table:number-columns-repeated="1022"/>
        </table:table-row>
        <table:table-row table:style-name="ro9">
          <table:table-cell table:style-name="ce2" office:value-type="string" calcext:value-type="string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2"/>
          <table:table-cell table:number-columns-repeated="1022"/>
        </table:table-row>
        <table:table-row table:style-name="ro3">
          <table:table-cell table:style-name="ce2" office:value-type="string" calcext:value-type="string">
            <text:p>cd /media/cdrom</text:p>
          </table:table-cell>
          <table:table-cell table:style-name="ce2" office:value-type="string" calcext:value-type="string">
            <text:p>- или немного по-другому - перейти в сд-ром, перед уэтим через меню Vbox монтирвоав сд-ром с дополнениями</text:p>
            <text:p/>
          </table:table-cell>
          <table:table-cell table:number-columns-repeated="1022"/>
        </table:table-row>
        <table:table-row table:style-name="ro10">
          <table:table-cell table:style-name="ce2" office:value-type="string" calcext:value-type="string">
            <text:p><text:span text:style-name="T3">sudo sh ./VBoxLinuxAdditions.run</text:span></text:p>
            <text:p><text:span text:style-name="T3">sudo adduser username vboxsf</text:span></text:p>
            <text:p><text:span text:style-name="T3">sudo reboot</text:span></text:p>
          </table:table-cell>
          <table:table-cell table:style-name="ce2"/>
          <table:table-cell table:number-columns-repeated="1022"/>
        </table:table-row>
        <table:table-row table:style-name="ro1" table:number-rows-repeated="7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BASH SCRIPTS</text:p>
          </table:table-cell>
          <table:table-cell table:style-name="ce4"/>
          <table:table-cell table:number-columns-repeated="1022"/>
        </table:table-row>
        <table:table-row table:style-name="ro8">
          <table:table-cell table:style-name="ce2"/>
          <table:table-cell table:style-name="ce2" office:value-type="string" calcext:value-type="string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hmod a+x myscript.sh</text:p>
          </table:table-cell>
          <table:table-cell table:style-name="ce2" office:value-type="string" calcext:value-type="string">
            <text:p>файлу скрипта надо дать возможность запускаться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5">
          <table:table-cell table:style-name="ce2" office:value-type="string" calcext:value-type="string">
            <text:p>./myscript.sh</text:p>
          </table:table-cell>
          <table:table-cell table:style-name="ce2" office:value-type="string" calcext:value-type="string">
            <text:p>запустить скрипт с именем myscript.sh, если мы в его директории</text:p>
            <text:p/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$0</text:p>
          </table:table-cell>
          <table:table-cell table:style-name="ce2" office:value-type="string" calcext:value-type="string">
            <text:p><text:span text:style-name="T4">переменные пишутся в кавычках и со знаком $, затем пишется порядковый номер переменной.</text:span></text:p>
            <text:p>$0 - название файла со скриптом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$1</text:p>
          </table:table-cell>
          <table:table-cell table:style-name="ce2" office:value-type="string" calcext:value-type="string">
            <text:p>первая переменная и т. д.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table:style-name="ce2" office:value-type="string" calcext:value-type="string">
            <text:p>Обычный if.</text:p>
            <text:p/>
            <text:p>конец if, тот же if, но наоборот… получается fi</text:p>
          </table:table-cell>
          <table:table-cell table:number-columns-repeated="1022"/>
        </table:table-row>
        <table:table-row table:style-name="ro11">
          <table:table-cell table:style-name="ce2" office:value-type="string" calcext:value-type="string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table:style-name="ce2" office:value-type="string" calcext:value-type="string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table:style-name="ce2" office:value-type="string" calcext:value-type="string">
            <text:p>while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for myfile in `ls *.txt`; do</text:p>
            <text:p>cat $myfile</text:p>
            <text:p>done</text:p>
          </table:table-cell>
          <table:table-cell table:style-name="ce2" office:value-type="string" calcext:value-type="string">
            <text:p>for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for x in {1...10}; do</text:p>
            <text:p>echo "X = $x"</text:p>
            <text:p>done</text:p>
          </table:table-cell>
          <table:table-cell table:style-name="ce2" office:value-type="string" calcext:value-type="string">
            <text:p>for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for (( i=1; i&lt;=10; i++ )); do</text:p>
            <text:p>echo "Nomer I = $i"</text:p>
            <text:p>done</text:p>
          </table:table-cell>
          <table:table-cell table:style-name="ce2" office:value-type="string" calcext:value-type="string">
            <text:p>for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umma=0</text:p>
          </table:table-cell>
          <table:table-cell table:style-name="ce2" office:value-type="string" calcext:value-type="string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022"/>
        </table:table-row>
        <table:table-row table:style-name="ro12">
          <table:table-cell table:style-name="ce2" office:value-type="string" calcext:value-type="string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table:style-name="ce2" office:value-type="string" calcext:value-type="string">
            <text:p>задаём функцию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yFunction 50 vasya</text:p>
          </table:table-cell>
          <table:table-cell table:style-name="ce2" office:value-type="string" calcext:value-type="string">
            <text:p>вызываем функцию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"Summa = $summa"</text:p>
          </table:table-cell>
          <table:table-cell table:style-name="ce2" office:value-type="string" calcext:value-type="string">
            <text:p>выводим изменившуюся переменную</text:p>
          </table:table-cell>
          <table:table-cell table:number-columns-repeated="1022"/>
        </table:table-row>
        <table:table-row table:style-name="ro1" table:number-rows-repeated="52">
          <table:table-cell table:style-name="ce2" table:number-columns-repeated="2"/>
          <table:table-cell table:number-columns-repeated="1022"/>
        </table:table-row>
        <table:table-row table:style-name="ro1" table:number-rows-repeated="1048286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GIT" table:style-name="ta1">
        <table:table-column table:style-name="co2" table:default-cell-style-name="ce3"/>
        <table:table-column table:style-name="co5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Default"/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КОММИТ, ПУШ и ПУЛЛ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git </text:span><text:span text:style-name="T6">add</text:span><text:span text:style-name="T7"> .</text:span></text:p>
          </table:table-cell>
          <table:table-cell table:style-name="ce2" office:value-type="string" calcext:value-type="string">
            <text:p>добавить в список назначенных к выгрузке ВСЕ файлы и папк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8">git </text:span><text:span text:style-name="T9">commit</text:span><text:span text:style-name="T10"> -m "README file was changed"</text:span></text:p>
          </table:table-cell>
          <table:table-cell table:style-name="ce2" office:value-type="string" calcext:value-type="string">
            <text:p>НАЗНАЧИТЬ к выгрузке в ЛОКАЛЬНЫЙ репозиторий файлы и <text:s/>дать комментарий</text:p>
          </table:table-cell>
          <table:table-cell table:number-columns-repeated="1022"/>
        </table:table-row>
        <table:table-row table:style-name="ro14">
          <table:table-cell table:style-name="ce7" office:value-type="string" calcext:value-type="string">
            <text:p>git <text:span text:style-name="T11">push</text:span> -u <text:span text:style-name="T12">origin </text:span><text:span text:style-name="T13">master</text:span></text:p>
          </table:table-cell>
          <table:table-cell table:style-name="ce2" office:value-type="string" calcext:value-type="string">
            <text:p><text:span text:style-name="T53">из локального выгрузить ветку главную в репозиторий, подключенный как </text:span><text:span text:style-name="T54">origin</text:span><text:span text:style-name="T55">, в ветку </text:span><text:span text:style-name="T56">master</text:span>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git rm --cached blog/blog.php</text:p>
          </table:table-cell>
          <table:table-cell table:style-name="ce2" office:value-type="string" calcext:value-type="string">
            <text:p>исключить из назначенных к выгрузке конкретный файл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it push</text:p>
          </table:table-cell>
          <table:table-cell table:style-name="ce2" office:value-type="string" calcext:value-type="string">
            <text:p>краткая команда выгрузить из локалки в репозиторий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PS D:\Python\aanikin\Python&gt; git <text:span text:style-name="T1">add</text:span> Practice/a.makarov/test.py</text:p>
          </table:table-cell>
          <table:table-cell table:style-name="ce2" office:value-type="string" calcext:value-type="string">
            <text:p>добавление к коммиту папки, либо можно добавить всё указав точку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git <text:span text:style-name="T14">pull</text:span> aanikin master –allow-unrelated-histories</text:p>
          </table:table-cell>
          <table:table-cell table:style-name="ce2" office:value-type="string" calcext:value-type="string">
            <text:p>скачать данные с репозитория, обновив свою папку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PS D:\Python\aanikin\Python&gt; git <text:span text:style-name="T14">push</text:span> -u aanikin --all</text:p>
          </table:table-cell>
          <table:table-cell table:style-name="ce2" office:value-type="string" calcext:value-type="string">
            <text:p>ПОСЛЕ pull <text:s/>можно изменять файлы и делать push — закинуть измененные свои файл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5">git </text:span><text:span text:style-name="T16">clone</text:span><text:span text:style-name="T17"> </text:span>https://github.com/aanikin/Python</text:p>
          </table:table-cell>
          <table:table-cell table:style-name="ce2" office:value-type="string" calcext:value-type="string">
            <text:p>скачать содержимое репозитория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5">
          <table:table-cell table:style-name="ce2" office:value-type="string" calcext:value-type="string">
            <text:p>git clean -df</text:p>
            <text:p>git reset --hard</text:p>
            <text:p>git pull origin master</text:p>
          </table:table-cell>
          <table:table-cell table:style-name="ce2" office:value-type="string" calcext:value-type="string">
            <text:p>Запуллить репозиторий, стирая изменения в локальной папке (отменяя их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ТЭГИ</text:p>
          </table:table-cell>
          <table:table-cell table:style-name="ce4"/>
          <table:table-cell table:number-columns-repeated="1022"/>
        </table:table-row>
        <table:table-row table:style-name="ro14">
          <table:table-cell table:style-name="ce8" office:value-type="string" calcext:value-type="string">
            <text:p>git tag stable-1</text:p>
          </table:table-cell>
          <table:table-cell table:style-name="ce2" office:value-type="string" calcext:value-type="string">
            <text:p><text:span text:style-name="T33">создать «легковесный» тэг, связанный с последним</text:span></text:p>
            <text:p><text:span text:style-name="T33">коммитом. Если тэг уже есть, то еще один создан не будет.</text:span>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git tag stable-2 f292ef5</text:p>
          </table:table-cell>
          <table:table-cell table:style-name="ce8" office:value-type="string" calcext:value-type="string">
            <text:p>пометить тэгом определенный коммит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БЭКАП</text:p>
          </table:table-cell>
          <table:table-cell table:style-name="ce4"/>
          <table:table-cell table:number-columns-repeated="1022"/>
        </table:table-row>
        <table:table-row table:style-name="ro10">
          <table:table-cell table:style-name="ce2" office:value-type="string" calcext:value-type="string">
            <text:p><text:span text:style-name="T18">git </text:span><text:span text:style-name="T19">reset</text:span><text:span text:style-name="T20"> --soft </text:span><text:span text:style-name="T21">origin </text:span><text:span text:style-name="T22">feature</text:span></text:p>
          </table:table-cell>
          <table:table-cell table:style-name="ce2" office:value-type="string" calcext:value-type="string">
            <text:p><text:span text:style-name="T57">Главная команда!</text:span></text:p>
            <text:p><text:span text:style-name="T33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git </text:span><text:span text:style-name="T6">checkout</text:span><text:span text:style-name="T7"> &lt;hello.html&gt;</text:span></text:p>
          </table:table-cell>
          <table:table-cell table:style-name="ce2" office:value-type="string" calcext:value-type="string">
            <text:p>отбэкапиться на версию до коммита с hello.html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git reset &lt;кусок изменённого объекта, например HEAD hello.html&gt;</text:p>
          </table:table-cell>
          <table:table-cell table:style-name="ce2" office:value-type="string" calcext:value-type="string">
            <text:p>убрать из индексации часть изменений (после случайного git add .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8" office:value-type="string" calcext:value-type="string">
            <text:p>git revert 7f6b500</text:p>
          </table:table-cell>
          <table:table-cell table:style-name="ce8" office:value-type="string" calcext:value-type="string">
            <text:p>отменить коммит с указанным ID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git reset 9cf99cc —hard</text:p>
          </table:table-cell>
          <table:table-cell table:style-name="ce8" office:value-type="string" calcext:value-type="string">
            <text:p>нормально отбэкапиться к ID версии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АНАЛИЗ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 calcext:value-type="string">
            <text:p>git log —oneline</text:p>
          </table:table-cell>
          <table:table-cell table:style-name="ce2" office:value-type="string" calcext:value-type="string">
            <text:p>посмотреть лог по 1 строчке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git status <text:s/></text:p>
          </table:table-cell>
          <table:table-cell table:style-name="ce8" office:value-type="string" calcext:value-type="string">
            <text:p>посмотреть, что назначено к выгрузке в Локалку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pan text:style-name="T18">git </text:span><text:span text:style-name="T19">remote</text:span><text:span text:style-name="T20"> </text:span><text:span text:style-name="T21">show </text:span><text:span text:style-name="T23">origin</text:span></text:p>
          </table:table-cell>
          <table:table-cell table:style-name="ce8" office:value-type="string" calcext:value-type="string">
            <text:p><text:span text:style-name="T3">то же самое</text:span>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git remote -v</text:p>
          </table:table-cell>
          <table:table-cell table:style-name="ce8" office:value-type="string" calcext:value-type="string">
            <text:p>узнать, к каким репозиториям подключен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git config --get remote.origin.url</text:p>
          </table:table-cell>
          <table:table-cell table:style-name="ce8" office:value-type="string" calcext:value-type="string">
            <text:p>увидеть, какой онлайн-репозиторий выбран как origin</text:p>
          </table:table-cell>
          <table:table-cell table:number-columns-repeated="1022"/>
        </table:table-row>
        <table:table-row table:style-name="ro1">
          <table:table-cell table:style-name="ce8" table:number-columns-repeated="2"/>
          <table:table-cell table:number-columns-repeated="1022"/>
        </table:table-row>
        <table:table-row table:style-name="ro1">
          <table:table-cell table:style-name="ce8" office:value-type="string" calcext:value-type="string">
            <text:p>git branch -a</text:p>
          </table:table-cell>
          <table:table-cell table:style-name="ce8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git log —pretty=oneline</text:p>
          </table:table-cell>
          <table:table-cell table:style-name="ce8" office:value-type="string" calcext:value-type="string">
            <text:p>Вывести историю коммитов</text:p>
          </table:table-cell>
          <table:table-cell table:number-columns-repeated="1022"/>
        </table:table-row>
        <table:table-row table:style-name="ro15">
          <table:table-cell table:style-name="ce8" office:value-type="string" calcext:value-type="string">
            <text:p>git tag</text:p>
          </table:table-cell>
          <table:table-cell table:style-name="ce2" office:value-type="string" calcext:value-type="string">
            <text:p><text:span text:style-name="T33">Посмотреть список имеющихся тегов</text:span>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НАСТРОЙКИ ПОДКЛЮЧЕНИЯ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 calcext:value-type="string">
            <text:p>git config --global user.name <text:span text:style-name="T24">"AntAlMakarov"</text:span></text:p>
          </table:table-cell>
          <table:table-cell table:style-name="ce2" office:value-type="string" calcext:value-type="string">
            <text:p>установить имя своего юзера</text:p>
          </table:table-cell>
          <table:table-cell table:number-columns-repeated="1022"/>
        </table:table-row>
        <table:table-row table:style-name="ro15">
          <table:table-cell table:style-name="ce2" office:value-type="string" calcext:value-type="string">
            <text:p><text:span text:style-name="T25">git config --global user.email </text:span><text:span text:style-name="T26">"</text:span>AntAlMakarov@greenatom.ru<text:span text:style-name="T27">"</text:span></text:p>
          </table:table-cell>
          <table:table-cell table:style-name="ce2" office:value-type="string" calcext:value-type="string">
            <text:p><text:span text:style-name="T3">установить email своего юзера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28">git </text:span><text:span text:style-name="T29">remote </text:span><text:span text:style-name="T30">add</text:span><text:span text:style-name="T31"> </text:span><text:span text:style-name="T30">origin</text:span><text:span text:style-name="T32"> </text:span>https://gitlab.com/dev/name_repo<text:span text:style-name="T33">/</text:span></text:p>
          </table:table-cell>
          <table:table-cell table:style-name="ce2" office:value-type="string" calcext:value-type="string">
            <text:p>подключиться к репозиторию "dev/name_repo", созданному на гит</text:p>
          </table:table-cell>
          <table:table-cell table:number-columns-repeated="1022"/>
        </table:table-row>
        <table:table-row table:style-name="ro15">
          <table:table-cell table:style-name="ce2" office:value-type="string" calcext:value-type="string">
            <text:p><text:span text:style-name="T3">git remote add origin </text:span>https://github.com/Antohnio123/Antohnio.git</text:p>
          </table:table-cell>
          <table:table-cell table:style-name="ce2" office:value-type="string" calcext:value-type="string">
            <text:p>подключиться к моему репозиторию на GitHub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34">git </text:span><text:span text:style-name="T35">remote </text:span><text:span text:style-name="T36">set-url</text:span><text:span text:style-name="T37"> </text:span><text:span text:style-name="T36">origin</text:span><text:span text:style-name="T37"> </text:span><text:span text:style-name="T38">new.git.url/here</text:span></text:p>
          </table:table-cell>
          <table:table-cell table:style-name="ce2" office:value-type="string" calcext:value-type="string">
            <text:p>Переключиться на другой репозиторий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3">git remote add aanikin </text:span>https://github.com/aanikin/Python</text:p>
          </table:table-cell>
          <table:table-cell table:style-name="ce2" office:value-type="string" calcext:value-type="string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ВЕТКИ: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9" office:value-type="string" calcext:value-type="string">
            <text:p>git branch -a</text:p>
          </table:table-cell>
          <table:table-cell table:style-name="ce8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5">
          <table:table-cell table:style-name="ce8" office:value-type="string" calcext:value-type="string">
            <text:p>git checkout -b admin</text:p>
          </table:table-cell>
          <table:table-cell table:style-name="ce2" office:value-type="string" calcext:value-type="string">
            <text:p><text:span text:style-name="T33">создать ветку admin и сразу на неё переключиться</text:span></text:p>
            <text:p/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checkout forum</text:p>
          </table:table-cell>
          <table:table-cell table:style-name="ce8" office:value-type="string" calcext:value-type="string">
            <text:p>переключиться на ветку форума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git checkout 2a36c1b</text:p>
          </table:table-cell>
          <table:table-cell table:style-name="ce8" office:value-type="string" calcext:value-type="string">
            <text:p>переключиться на версию с указанным ID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8" office:value-type="string" calcext:value-type="string">
            <text:p>git merge forum</text:p>
          </table:table-cell>
          <table:table-cell table:style-name="ce8" office:value-type="string" calcext:value-type="string">
            <text:p>слить текущую ветку и указанную (forum)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pan text:style-name="T3">git branch -d &lt;имя ветки&gt;</text:span></text:p>
          </table:table-cell>
          <table:table-cell table:style-name="ce8" office:value-type="string" calcext:value-type="string">
            <text:p>удалить ветку за ненадобностью или после merge с другой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4">
          <table:table-cell table:style-name="ce8" office:value-type="string" calcext:value-type="string">
            <text:p>git branch --set-upstream-to=master tocheck</text:p>
          </table:table-cell>
          <table:table-cell table:style-name="ce8" office:value-type="string" calcext:value-type="string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022"/>
        </table:table-row>
        <table:table-row table:style-name="ro1">
          <table:table-cell table:style-name="ce8" table:number-columns-repeated="2"/>
          <table:table-cell table:number-columns-repeated="1022"/>
        </table:table-row>
        <table:table-row table:style-name="ro16">
          <table:table-cell table:style-name="ce8" office:value-type="string" calcext:value-type="string">
            <text:p>$ git checkout &lt;feature&gt;</text:p>
            <text:p>$ git <text:span text:style-name="T1">merge</text:span> master</text:p>
            <text:p>(or)</text:p>
            <text:p>$ git <text:span text:style-name="T1">merge</text:span> master &lt;feature&gt;</text:p>
          </table:table-cell>
          <table:table-cell table:style-name="ce8" office:value-type="string" calcext:value-type="string">
            <text:p>Merge (слияние веток)</text:p>
          </table:table-cell>
          <table:table-cell table:number-columns-repeated="1022"/>
        </table:table-row>
        <table:table-row table:style-name="ro1">
          <table:table-cell table:style-name="ce8" table:number-columns-repeated="2"/>
          <table:table-cell table:number-columns-repeated="1022"/>
        </table:table-row>
        <table:table-row table:style-name="ro17">
          <table:table-cell table:style-name="ce8" office:value-type="string" calcext:value-type="string">
            <text:p>git checkout &lt;feature&gt;</text:p>
            <text:p>git <text:span text:style-name="T39">rebase</text:span> -i master</text:p>
          </table:table-cell>
          <table:table-cell table:style-name="ce8" office:value-type="string" calcext:value-type="string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022"/>
        </table:table-row>
        <table:table-row table:style-name="ro1" table:number-rows-repeated="7">
          <table:table-cell table:style-name="ce8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8"/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1" office:value-type="string" calcext:value-type="string">
            <text:p>SSH-key</text:p>
          </table:table-cell>
          <table:table-cell table:style-name="ce4"/>
          <table:table-cell table:number-columns-repeated="1022"/>
        </table:table-row>
        <table:table-row table:style-name="ro18">
          <table:table-cell table:style-name="ce15" office:value-type="string" calcext:value-type="string" table:number-columns-spanned="2" table:number-rows-spanned="1">
            <text:p><text:span text:style-name="T33">Open a terminal on Linux or macOS, or Git Bash / WSL on Windows.</text:span></text:p>
            <text:p><text:span text:style-name="T33">Generate a new ED25519 SSH key pair:</text:span></text:p>
            <text:p><text:span text:style-name="T33">ssh-keygen -t ed25519 -C "email@example.com"</text:span></text:p>
            <text:p/>
            <text:p><text:span text:style-name="T33">Or, if you want to use RSA:</text:span></text:p>
            <text:p><text:span text:style-name="T33">ssh-keygen -t rsa -b 4096 -C "email@example.com"</text:span></text:p>
            <text:p/>
            <text:p><text:span text:style-name="T33">It will generate the key in =&gt; C:\Users\yourname.ssh directory.</text:span></text:p>
            <text:p><text:span text:style-name="T33">Copy the public key and paste in the gitlab location.</text:span></text:p>
            <text:p/>
            <text:p><text:span text:style-name="T33">ssh-agent $(ssh-add C:\Users\youname\.ssh\id_rsa; git clone </text:span>git@gitlab.com<text:span text:style-name="T33">:xyz/SpringBootStarter.git)</text:span></text:p>
          </table:table-cell>
          <table:covered-table-cell/>
          <table:table-cell table:number-columns-repeated="1022"/>
        </table:table-row>
        <table:table-row table:style-name="ro14">
          <table:table-cell table:style-name="ce8" office:value-type="string" calcext:value-type="string">
            <text:p>В Винде надо удалить старый пароль и логин в Windows Credentials</text:p>
          </table:table-cell>
          <table:table-cell table:style-name="ce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pan text:style-name="T3">.GITIGNORE</text:span></text:p>
          </table:table-cell>
          <table:table-cell table:style-name="ce11"/>
          <table:table-cell table:number-columns-repeated="1022"/>
        </table:table-row>
        <table:table-row table:style-name="ro14">
          <table:table-cell table:style-name="ce8" office:value-type="string" calcext:value-type="string">
            <text:p>.gitignore</text:p>
          </table:table-cell>
          <table:table-cell table:style-name="ce8" office:value-type="string" calcext:value-type="string">
            <text:p><text:span text:style-name="T3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022"/>
        </table:table-row>
        <table:table-row table:style-name="ro19">
          <table:table-cell table:style-name="ce8" office:value-type="string" calcext:value-type="string">
            <text:p>/</text:p>
          </table:table-cell>
          <table:table-cell table:style-name="ce2" office:value-type="string" calcext:value-type="string">
            <text:p><text:span text:style-name="T33">Если шаблон начинается со слеша, то он соответствует файлам и каталогам только в корне хранилища. ???</text:span></text:p>
            <text:p/>
            <text:p><text:span text:style-name="T58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*</text:p>
          </table:table-cell>
          <table:table-cell table:style-name="ce8" office:value-type="string" calcext:value-type="string">
            <text:p>Символ звездочки соответствует нулю или более символам</text:p>
          </table:table-cell>
          <table:table-cell table:number-columns-repeated="1022"/>
        </table:table-row>
        <table:table-row table:style-name="ro10">
          <table:table-cell table:style-name="ce12" office:value-type="string" calcext:value-type="string">
            <text:p>**</text:p>
          </table:table-cell>
          <table:table-cell table:style-name="ce8" office:value-type="string" calcext:value-type="string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Вопросительный знак соответствует любому отдельному символу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[…]</text:p>
          </table:table-cell>
          <table:table-cell table:style-name="ce8" office:value-type="string" calcext:value-type="string">
            <text:p>Любой ИЗ символов в скобках</text:p>
          </table:table-cell>
          <table:table-cell table:number-columns-repeated="1022"/>
        </table:table-row>
        <table:table-row table:style-name="ro20">
          <table:table-cell table:style-name="ce8" office:value-type="string" calcext:value-type="string">
            <text:p>*.[oa]</text:p>
          </table:table-cell>
          <table:table-cell table:style-name="ce2" office:value-type="string" calcext:value-type="string">
            <text:p><text:span text:style-name="T33">file.o</text:span></text:p>
            <text:p><text:span text:style-name="T33">file.a</text:span></text:p>
            <text:p><text:span text:style-name="T33">dsfgfdg.o</text:span></text:p>
            <text:p/>
          </table:table-cell>
          <table:table-cell table:number-columns-repeated="1022"/>
        </table:table-row>
        <table:table-row table:style-name="ro21">
          <table:table-cell table:style-name="ce8" office:value-type="string" calcext:value-type="string">
            <text:p>*.[!oa]</text:p>
          </table:table-cell>
          <table:table-cell table:style-name="ce2" office:value-type="string" calcext:value-type="string">
            <text:p><text:span text:style-name="T33">Если первым знаком стоит восклицательный, он зачит отрицание - любой символ КРОМЕ указанных в скобках</text:span></text:p>
            <text:p><text:span text:style-name="T33">file.s</text:span></text:p>
            <text:p><text:span text:style-name="T33">file.1</text:span></text:p>
            <text:p><text:span text:style-name="T33">file.0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0">
          <table:table-cell table:style-name="ce2" office:value-type="string" calcext:value-type="string">
            <text:p><text:span text:style-name="T33">!.gitignore</text:span></text:p>
            <text:p><text:span text:style-name="T33">!script.pl</text:span></text:p>
            <text:p><text:span text:style-name="T33">!template.latex</text:span></text:p>
          </table:table-cell>
          <table:table-cell table:style-name="ce8" office:value-type="string" calcext:value-type="string">
            <text:p>…But not these files…</text:p>
          </table:table-cell>
          <table:table-cell table:number-columns-repeated="1022"/>
        </table:table-row>
        <table:table-row table:style-name="ro15">
          <table:table-cell table:style-name="ce8" office:value-type="string" calcext:value-type="string">
            <text:p>!*/</text:p>
          </table:table-cell>
          <table:table-cell table:style-name="ce2" office:value-type="string" calcext:value-type="string">
            <text:p><text:span text:style-name="T33">...even if they are in subdirectories</text:span></text:p>
            <text:p/>
          </table:table-cell>
          <table:table-cell table:number-columns-repeated="1022"/>
        </table:table-row>
        <table:table-row table:style-name="ro15">
          <table:table-cell table:style-name="ce2" office:value-type="string" calcext:value-type="string">
            <text:p><text:span text:style-name="T33">!*/a/b/file1.txt</text:span></text:p>
            <text:p><text:span text:style-name="T33">!*/a/b/c/*</text:span></text:p>
          </table:table-cell>
          <table:table-cell table:style-name="ce2" office:value-type="string" calcext:value-type="string">
            <text:p><text:span text:style-name="T33">if the files to be tracked are in subdirectories</text:span>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0">
          <table:table-cell table:style-name="ce2" office:value-type="string" calcext:value-type="string">
            <text:p><text:span text:style-name="T33">/files/data.zip</text:span></text:p>
            <text:p><text:span text:style-name="T33">/server.log</text:span></text:p>
            <text:p><text:span text:style-name="T33">/uploads/users/data/info.xls</text:span></text:p>
          </table:table-cell>
          <table:table-cell table:style-name="ce2" office:value-type="string" calcext:value-type="string">
            <text:p><text:span text:style-name="T33">Конкретные файлы</text:span></text:p>
            <text:p/>
          </table:table-cell>
          <table:table-cell table:number-columns-repeated="1022"/>
        </table:table-row>
        <table:table-row table:style-name="ro22">
          <table:table-cell table:style-name="ce2" office:value-type="string" calcext:value-type="string">
            <text:p><text:span text:style-name="T33">*.zip</text:span></text:p>
            <text:p><text:span text:style-name="T33">*.log</text:span></text:p>
            <text:p><text:span text:style-name="T33">*.pdf</text:span></text:p>
            <text:p><text:span text:style-name="T33">*.xls</text:span></text:p>
          </table:table-cell>
          <table:table-cell table:style-name="ce2" office:value-type="string" calcext:value-type="string">
            <text:p><text:span text:style-name="T33">Игнорирование по типу файла, будут игнорироваться в АБСОЛЮТНО всех директориях</text:span></text:p>
            <text:p/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config.php</text:p>
          </table:table-cell>
          <table:table-cell table:style-name="ce2" office:value-type="string" calcext:value-type="string">
            <text:p><text:span text:style-name="T59">Игнорирование конкретного файла </text:span><text:span text:style-name="T60">ТОЛЬКО в корне проекта</text:span></text:p>
            <text:p><text:span text:style-name="T58">(корнём считается расположение файла .gitignore)</text:span></text:p>
            <text:p><text:span text:style-name="T58">Например НЕ БУДЕТ проигнорирован файл /db/config.php ???</text:span></text:p>
          </table:table-cell>
          <table:table-cell table:number-columns-repeated="1022"/>
        </table:table-row>
        <table:table-row table:style-name="ro15">
          <table:table-cell table:style-name="ce8" office:value-type="string" calcext:value-type="string">
            <text:p>/params/config.php</text:p>
          </table:table-cell>
          <table:table-cell table:style-name="ce2" office:value-type="string" calcext:value-type="string">
            <text:p><text:span text:style-name="T33">Игнорирование конкретного файла ТОЛЬКО в указанной директории</text:span>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1">
          <table:table-cell table:style-name="ce8" office:value-type="string" calcext:value-type="string">
            <text:p>/images/*</text:p>
          </table:table-cell>
          <table:table-cell table:style-name="ce2" office:value-type="string" calcext:value-type="string">
            <text:p><text:span text:style-name="T61">Игнорирование всех файлов и папок ТОЛЬКО в конкретной директории </text:span><text:span text:style-name="T62">корень/</text:span><text:span text:style-name="T63">images</text:span></text:p>
            <text:p><text:span text:style-name="T33">(включая поддиректории и файлы в них)</text:span></text:p>
            <text:p><text:span text:style-name="T33">Например /images/user.jpg, /images/company/logo.png</text:span></text:p>
            <text:p><text:span text:style-name="T33"># НЕ БУДУТ проигнорированы файлы и папки /prod/images/user.jpg</text:span></text:p>
          </table:table-cell>
          <table:table-cell table:number-columns-repeated="1022"/>
        </table:table-row>
        <table:table-row table:style-name="ro22">
          <table:table-cell table:style-name="ce8" office:value-type="string" calcext:value-type="string">
            <text:p>/private/*.html</text:p>
          </table:table-cell>
          <table:table-cell table:style-name="ce2" office:value-type="string" calcext:value-type="string">
            <text:p><text:span text:style-name="T33">Игнорирование ВСЕХ html-файлов в ОДНОЙ КОНКРЕТНОЙ директории(НЕ ВКЛЮЧАЯ поддиректории)</text:span></text:p>
            <text:p><text:span text:style-name="T33"># Например /private/index.html</text:span></text:p>
            <text:p><text:span text:style-name="T33"># НЕ БУДУТ проигнорированы файлы в /private/ivan/index.html</text:span>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/private/**/*.html</text:p>
          </table:table-cell>
          <table:table-cell table:style-name="ce2" office:value-type="string" calcext:value-type="string">
            <text:p><text:span text:style-name="T33">Игнорирование ВСЕХ html-файлов в КОНКРЕТНОЙ директории ВКЛЮЧАЯ поддиректории</text:span></text:p>
            <text:p><text:span text:style-name="T33"># Например /private/info.html, /private/users/ivan/info.html</text:span></text:p>
          </table:table-cell>
          <table:table-cell table:number-columns-repeated="1022"/>
        </table:table-row>
        <table:table-row table:style-name="ro10">
          <table:table-cell table:style-name="ce2" office:value-type="string" calcext:value-type="string">
            <text:p><text:span text:style-name="T33">/secret/*</text:span></text:p>
            <text:p><text:span text:style-name="T33">!/secret/free.txt</text:span></text:p>
          </table:table-cell>
          <table:table-cell table:style-name="ce2" office:value-type="string" calcext:value-type="string">
            <text:p><text:span text:style-name="T33">Исключение из игнорирования</text:span></text:p>
            <text:p><text:span text:style-name="T33"># Игнорирование ВСЕХ файлов и папок внутри директории /secret,</text:span></text:p>
            <text:p><text:span text:style-name="T33"># за исключением файла /secret/free.txt, он не будет проигнорирован</text:span>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pan text:style-name="T3">\!readme!.txt</text:span></text:p>
          </table:table-cell>
          <table:table-cell table:style-name="ce8" office:value-type="string" calcext:value-type="string">
            <text:p>Игнорирование файла с именем, содержащим спецсимволы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/images/h?/*.jp?g</text:p>
          </table:table-cell>
          <table:table-cell table:style-name="ce2" office:value-type="string" calcext:value-type="string">
            <text:p><text:span text:style-name="T33">Игнорирование всех JPG и JPEG файлов внутри директорий,</text:span></text:p>
            <text:p><text:span text:style-name="T33">которые начинаются на "h" и МОГУТ содержать ещё один символ после</text:span></text:p>
            <text:p><text:span text:style-name="T33"># Например /images/h4/user.jpg, /images/h/company.jpeg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1" office:value-type="string" calcext:value-type="string">
            <text:p>CI/CD</text:p>
          </table:table-cell>
          <table:table-cell table:style-name="ce11"/>
          <table:table-cell table:number-columns-repeated="1022"/>
        </table:table-row>
        <table:table-row table:style-name="ro14">
          <table:table-cell table:style-name="ce8" office:value-type="string" calcext:value-type="string">
            <text:p>https://youtu.be/jkwJCR0rqDc</text:p>
            <text:p/>
          </table:table-cell>
          <table:table-cell table:style-name="ce8" office:value-type="string" calcext:value-type="string">
            <text:p>Доки</text:p>
          </table:table-cell>
          <table:table-cell table:number-columns-repeated="1022"/>
        </table:table-row>
        <table:table-row table:style-name="ro14">
          <table:table-cell table:style-name="ce8" office:value-type="string" calcext:value-type="string">
            <text:p>https://docs.gitlab.com/ee/ci/yaml/</text:p>
            <text:p/>
          </table:table-cell>
          <table:table-cell table:style-name="ce8" office:value-type="string" calcext:value-type="string">
            <text:p>Доки по написанию yml-файлов</text:p>
          </table:table-cell>
          <table:table-cell table:number-columns-repeated="1022"/>
        </table:table-row>
        <table:table-row table:style-name="ro5">
          <table:table-cell table:style-name="ce13" office:value-type="string" calcext:value-type="string">
            <text:p>https://docs.gitlab.com/ee/ci/variables/predefined_variables.html</text:p>
            <text:p/>
          </table:table-cell>
          <table:table-cell table:style-name="ce8" office:value-type="string" calcext:value-type="string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8"/>
          <table:table-cell table:number-columns-repeated="1022"/>
        </table:table-row>
        <table:table-row table:style-name="ro12">
          <table:table-cell table:style-name="ce2" office:value-type="string" calcext:value-type="string">
            <text:p>image: docker:stableservices: <text:s/>- docker:dind <text:s/>stages: <text:s/>- pre-build <text:s/>- build</text:p>
          </table:table-cell>
          <table:table-cell table:style-name="ce2" office:value-type="string" calcext:value-type="string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022"/>
        </table:table-row>
        <table:table-row table:style-name="ro23">
          <table:table-cell table:style-name="ce2" office:value-type="string" calcext:value-type="string">
            <text:p>.base:# <text:s/>tags:# <text:s text:c="3"/>- docker-shell <text:s/>before_script: <text:s text:c="3"/>- docker login -u gitlab-ci-token -p $CI_JOB_TOKEN $CI_REGISTRY <text:s/>script: <text:s text:c="3"/>- BRANCH_TAG=$CI_COMMIT_REF_NAME <text:s text:c="3"/></text:p>
          </table:table-cell>
          <table:table-cell table:style-name="ce2" office:value-type="string" calcext:value-type="string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022"/>
        </table:table-row>
        <table:table-row table:style-name="ro24">
          <table:table-cell table:style-name="ce2" office:value-type="string" calcext:value-type="string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table:style-name="ce2" office:value-type="string" calcext:value-type="string">
            <text:p>...Продолжение срипта...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table:style-name="ce2" office:value-type="string" calcext:value-type="string">
            <text:p>Модули, расширяющие .bas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$CI_REGISTRY</text:p>
          </table:table-cell>
          <table:table-cell table:style-name="ce2" office:value-type="string" calcext:value-type="string">
            <text:p>путь к registry — хранилищу образов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$CI_REGISTRY_IMAGE</text:p>
          </table:table-cell>
          <table:table-cell table:style-name="ce8" office:value-type="string" calcext:value-type="string">
            <text:p>Докер-имадж в GitLab registry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$CI_COMMIT_REF_NAME</text:p>
          </table:table-cell>
          <table:table-cell table:style-name="ce8" office:value-type="string" calcext:value-type="string">
            <text:p>Название ветки или тэга. <text:s text:c="2"/>The branch or tag name for which project is built.</text:p>
          </table:table-cell>
          <table:table-cell table:number-columns-repeated="1022"/>
        </table:table-row>
        <table:table-row table:style-name="ro20">
          <table:table-cell table:style-name="ce2" office:value-type="string" calcext:value-type="string">
            <text:p><text:span text:style-name="T40">$CI_COMMIT_REF_SLUG</text:span></text:p>
          </table:table-cell>
          <table:table-cell table:style-name="ce2" office:value-type="string" calcext:value-type="string">
            <text:p><text:span text:style-name="T33">CI_COMMIT_REF_NAME in lowercase, shortened to 63 bytes, and with everything except 0-9 and a-z replaced with -. No leading / trailing -. Use in URLs, host names and domain names.</text:span></text:p>
            <text:p/>
          </table:table-cell>
          <table:table-cell table:number-columns-repeated="1022"/>
        </table:table-row>
        <table:table-row table:style-name="ro14">
          <table:table-cell table:style-name="ce14" office:value-type="string" calcext:value-type="string">
            <text:p><text:span text:style-name="T41">$CI_JOB_TOKEN</text:span></text:p>
          </table:table-cell>
          <table:table-cell table:style-name="ce8" office:value-type="string" calcext:value-type="string">
            <text:p>A token to authenticate with certain API endpoints. The token is valid as long as the job is running.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$CI_JOB_STAGE</text:p>
          </table:table-cell>
          <table:table-cell table:style-name="ce8" office:value-type="string" calcext:value-type="string">
            <text:p>текущий стейдж джобы (stage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42">- </text:span><text:span text:style-name="T43">echo</text:span><text:span text:style-name="T44"> "$CI_JOB_STAGE"</text:span></text:p>
          </table:table-cell>
          <table:table-cell table:style-name="ce8" office:value-type="string" calcext:value-type="string">
            <text:p>вывести в консоль сообщение со значением переменной</text:p>
          </table:table-cell>
          <table:table-cell table:number-columns-repeated="1022"/>
        </table:table-row>
        <table:table-row table:style-name="ro25">
          <table:table-cell table:style-name="ce2" office:value-type="string" calcext:value-type="string">
            <text:p><text:span text:style-name="T45">.deploy_common:</text:span></text:p>
            <text:p><text:span text:style-name="T46"># common config HERE</text:span></text:p>
            <text:p/>
            <text:p><text:span text:style-name="T47">deploy_master_CD</text:span><text:span text:style-name="T48">:</text:span></text:p>
            <text:p><text:span text:style-name="T47">extends</text:span><text:span text:style-name="T48">: .deploy_common</text:span></text:p>
            <text:p><text:span text:style-name="T47">only</text:span><text:span text:style-name="T48">:</text:span></text:p>
            <text:p><text:span text:style-name="T47">refs</text:span><text:span text:style-name="T48">:</text:span></text:p>
            <text:p><text:span text:style-name="T49">- master</text:span></text:p>
            <text:p/>
            <text:p><text:span text:style-name="T47">deploy_manual</text:span><text:span text:style-name="T48">:</text:span></text:p>
            <text:p><text:span text:style-name="T47">extends</text:span><text:span text:style-name="T48">: .deploy_common</text:span></text:p>
            <text:p><text:span text:style-name="T47">when</text:span><text:span text:style-name="T48">: manual</text:span></text:p>
          </table:table-cell>
          <table:table-cell table:style-name="ce2" office:value-type="string" calcext:value-type="string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022"/>
        </table:table-row>
        <table:table-row table:style-name="ro22">
          <table:table-cell table:style-name="ce2" office:value-type="string" calcext:value-type="string">
            <text:p><text:span text:style-name="T47">deploy</text:span><text:span text:style-name="T48">:</text:span></text:p>
            <text:p><text:span text:style-name="T47">rules</text:span><text:span text:style-name="T48">:</text:span></text:p>
            <text:p><text:span text:style-name="T50">- </text:span><text:span text:style-name="T51">if</text:span><text:span text:style-name="T52">: '$CI_COMMIT_REF_NAME == "master"'</text:span></text:p>
            <text:p><text:span text:style-name="T50">- </text:span><text:span text:style-name="T51">when</text:span><text:span text:style-name="T52">: manual</text:span></text:p>
          </table:table-cell>
          <table:table-cell table:style-name="ce8" office:value-type="string" calcext:value-type="string">
            <text:p><text:span text:style-name="T15">УСЛОВИЯ запуска лучше ставить через </text:span><text:span text:style-name="T64">rules</text:span><text:span text:style-name="T65">, НЕ через only/except</text:span></text:p>
          </table:table-cell>
          <table:table-cell table:number-columns-repeated="1022"/>
        </table:table-row>
        <table:table-row table:style-name="ro1" table:number-rows-repeated="28">
          <table:table-cell table:style-name="ce2" table:number-columns-repeated="2"/>
          <table:table-cell table:number-columns-repeated="1022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ker" table:style-name="ta2">
        <table:table-column table:style-name="co6" table:default-cell-style-name="ce3"/>
        <table:table-column table:style-name="co7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1"/>
        <table:table-row table:style-name="ro26">
          <table:table-cell table:style-name="ce16" office:value-type="string" calcext:value-type="string">
            <text:p>https://habr.com/ru/post/310460</text:p>
            <text:p/>
          </table:table-cell>
          <table:table-cell table:style-name="ce16" office:value-type="string" calcext:value-type="string">
            <text:p><text:span text:style-name="T206">отличное пособие</text:span></text:p>
          </table:table-cell>
          <table:table-cell table:number-columns-repeated="1022"/>
        </table:table-row>
        <table:table-row table:style-name="ro4">
          <table:table-cell table:style-name="ce17" office:value-type="string" calcext:value-type="string">
            <text:p><text:a xlink:href="https://rominirani.com/docker-tutorial-series-writing-a-dockerfile-ce5746617cd%22%20%5Ct%20%22_blank" xlink:type="simple">https://rominirani.com/docker-tutorial-series-writing-a-dockerfile-ce5746617cd</text:a></text:p>
          </table:table-cell>
          <table:table-cell table:style-name="ce18" office:value-type="string" calcext:value-type="string">
            <text:p>Getting started - официальная документация Docker - больше деталей #2</text:p>
          </table:table-cell>
          <table:table-cell table:number-columns-repeated="1022"/>
        </table:table-row>
        <table:table-row table:style-name="ro4">
          <table:table-cell table:style-name="ce17" office:value-type="string" calcext:value-type="string">
            <text:p><text:a xlink:href="https://www.docker.com/101-tutorial%22%20%5Ct%20%22_blank" xlink:type="simple">https://www.docker.com/101-tutorial</text:a></text:p>
          </table:table-cell>
          <table:table-cell table:style-name="ce18" office:value-type="string" calcext:value-type="string">
            <text:p>Getting started - официальная документация Docker - больше деталей #1</text:p>
          </table:table-cell>
          <table:table-cell table:number-columns-repeated="1022"/>
        </table:table-row>
        <table:table-row table:style-name="ro5">
          <table:table-cell table:style-name="ce19"/>
          <table:table-cell table:style-name="ce18" office:value-type="string" calcext:value-type="string">
            <text:p><text:span text:style-name="T207">Docker Desktop</text:span> разворачивает приложения по умолчанию на адресе localhost</text:p>
            <text:p><text:span text:style-name="T207">Docker Toolbox</text:span> — на 192.168.99.100</text:p>
          </table:table-cell>
          <table:table-cell table:number-columns-repeated="1022"/>
        </table:table-row>
        <table:table-row table:style-name="ro4">
          <table:table-cell table:style-name="ce19" office:value-type="string" calcext:value-type="string">
            <text:p/>
            <text:p>winpty docker exec -it //bin//sh</text:p>
          </table:table-cell>
          <table:table-cell table:style-name="ce19" office:value-type="string" calcext:value-type="string">
            <text:p>Для запуска на windows в git bash используй пред-комманду winpty и двойные слеши!</text:p>
          </table:table-cell>
          <table:table-cell table:number-columns-repeated="1022"/>
        </table:table-row>
        <table:table-row table:style-name="ro27">
          <table:table-cell table:style-name="ce20" office:value-type="string" calcext:value-type="string">
            <text:p>sudo groupadd docker</text:p>
            <text:p>sudo</text:p>
            <text:p/>
            <text:p/>
            <text:p/>
            <text:p><text:span text:style-name="T66">sudo gpasswd -a $USER docker</text:span></text:p>
          </table:table-cell>
          <table:table-cell table:style-name="ce18" office:value-type="string" calcext:value-type="string">
            <text:p><text:span text:style-name="T208">To run docker without sudo:</text:span></text:p>
            <text:p><text:span text:style-name="T208">Add the docker group if it doesn't already exist.</text:span></text:p>
            <text:p><text:span text:style-name="T208">Add the connected user "$USER" to the docker group.</text:span></text:p>
            <text:p/>
            <text:p><text:span text:style-name="T208">Change the user name to match your preferred user if you do not want to use your current user:</text:span></text:p>
            <text:p/>
            <text:p><text:span text:style-name="T209">Either do a </text:span><text:span text:style-name="T210">newgrp docker</text:span><text:span text:style-name="T211"> or log out/in to activate the changes to groups.</text:span></text:p>
            <text:p><text:span text:style-name="T208">You can use</text:span></text:p>
            <text:p><text:span text:style-name="T66">docker run hello-world</text:span></text:p>
            <text:p><text:span text:style-name="T208">to check if you can run docker without sudo.</text:span></text:p>
            <text:p><text:span text:style-name="T66">sudo setfacl -m user:$USER:rw /var/run/docker.sock</text:span>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Анализ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2" office:value-type="string" calcext:value-type="string">
            <text:p>docker <text:span text:style-name="T2">ps</text:span></text:p>
          </table:table-cell>
          <table:table-cell table:style-name="ce2" office:value-type="string" calcext:value-type="string">
            <text:p>показать РАБОТАЮЩИЕ контейнер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67">docker ps --all</text:span></text:p>
          </table:table-cell>
          <table:table-cell table:style-name="ce2" office:value-type="string" calcext:value-type="string">
            <text:p>показать ВСЕ контейнера, когда либо работавши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cker ps -a</text:p>
          </table:table-cell>
          <table:table-cell table:style-name="ce2" office:value-type="string" calcext:value-type="string">
            <text:p>увидеть контейнеры работающие и отработавшие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68">docker ps</text:span><text:span text:style-name="T69"> </text:span><text:span text:style-name="T70">-a -q</text:span></text:p>
          </table:table-cell>
          <table:table-cell table:style-name="ce2" office:value-type="string" calcext:value-type="string">
            <text:p><text:span text:style-name="T212">увидеть </text:span><text:span text:style-name="T70">только ID всех</text:span><text:span text:style-name="T69"> существующих контейнеров</text:span>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68">docker</text:span><text:span text:style-name="T69"> </text:span><text:span text:style-name="T70">images</text:span></text:p>
          </table:table-cell>
          <table:table-cell table:style-name="ce2" office:value-type="string" calcext:value-type="string">
            <text:p>посмотреть установленные имадж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1">docker logs</text:span><text:span text:style-name="T69"> </text:span><text:span text:style-name="T72">&lt;container ID&gt;</text:span></text:p>
          </table:table-cell>
          <table:table-cell table:style-name="ce2" office:value-type="string" calcext:value-type="string">
            <text:p>shows all logs of a container even daemon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18" office:value-type="string" calcext:value-type="string">
            <text:p><text:span text:style-name="T73">docker </text:span><text:span text:style-name="T74">run</text:span><text:span text:style-name="T75"> -it </text:span><text:span text:style-name="T76">&lt;image name or ID&gt; </text:span><text:span text:style-name="T74">sh</text:span></text:p>
          </table:table-cell>
          <table:table-cell table:style-name="ce2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18" office:value-type="string" calcext:value-type="string">
            <text:p><text:span text:style-name="T77">docker </text:span><text:span text:style-name="T78">volume ls</text:span></text:p>
          </table:table-cell>
          <table:table-cell table:style-name="ce18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1">
          <table:table-cell table:style-name="ce18" table:number-columns-repeated="2"/>
          <table:table-cell table:number-columns-repeated="1022"/>
        </table:table-row>
        <table:table-row table:style-name="ro2">
          <table:table-cell table:style-name="ce23" office:value-type="string" calcext:value-type="string">
            <text:p>docker <text:span text:style-name="T1">search</text:span> tomcat</text:p>
          </table:table-cell>
          <table:table-cell table:style-name="ce2" office:value-type="string" calcext:value-type="string">
            <text:p>Найти имадж в репозитории DockerHub</text:p>
          </table:table-cell>
          <table:table-cell table:number-columns-repeated="1022"/>
        </table:table-row>
        <table:table-row table:style-name="ro1" table:number-rows-repeated="2">
          <table:table-cell table:style-name="ce18"/>
          <table:table-cell table:style-name="ce2"/>
          <table:table-cell table:number-columns-repeated="1022"/>
        </table:table-row>
        <table:table-row table:style-name="ro2">
          <table:table-cell table:style-name="ce21" office:value-type="string" calcext:value-type="string">
            <text:p>ТЭГИ</text:p>
          </table:table-cell>
          <table:table-cell table:style-name="ce21"/>
          <table:table-cell table:number-columns-repeated="1022"/>
        </table:table-row>
        <table:table-row table:style-name="ro28">
          <table:table-cell table:style-name="ce2"/>
          <table:table-cell table:style-name="ce2" office:value-type="string" calcext:value-type="string">
            <text:p><text:span text:style-name="T2">Создают доп. ссылку на имадж.</text:span></text:p>
            <text:p><text:span text:style-name="T2">Старая ссылка, если была, то остается, и получается 2 ссылки на 1 имадж.</text:span></text:p>
            <text:p><text:span text:style-name="T2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docker <text:span text:style-name="T1">tag</text:span> <text:span text:style-name="T79">0e5574283393</text:span> <text:span text:style-name="T24">fedora</text:span>/<text:span text:style-name="T24">httpd</text:span>:<text:span text:style-name="T80">version1.0</text:span></text:p>
          </table:table-cell>
          <table:table-cell table:style-name="ce2" office:value-type="string" calcext:value-type="string">
            <text:p>Поставить тэг на имадж с <text:s/>ID “0e5574283393”: “fedora” репозиторий, имя «httpd», тэг “version1.0”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cker tag httpd:test fedora/httpd:version1.0.test</text:p>
          </table:table-cell>
          <table:table-cell table:style-name="ce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1" office:value-type="string" calcext:value-type="string">
            <text:p>Построение образа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4" office:value-type="string" calcext:value-type="string">
            <text:p>docker build .</text:p>
          </table:table-cell>
          <table:table-cell table:style-name="ce2" office:value-type="string" calcext:value-type="string">
            <text:p>build from a dockerfile from build context = current directory</text:p>
          </table:table-cell>
          <table:table-cell table:number-columns-repeated="1022"/>
        </table:table-row>
        <table:table-row table:style-name="ro29">
          <table:table-cell table:style-name="ce2" office:value-type="string" calcext:value-type="string">
            <text:p><text:span text:style-name="T81">docker build</text:span> <text:span text:style-name="T82">-t </text:span><text:span text:style-name="T83">&lt;имя имаджа&gt;</text:span>:<text:span text:style-name="T24">&lt;тэг&gt;</text:span> . <text:span text:style-name="T1">--no-cache</text:span></text:p>
          </table:table-cell>
          <table:table-cell table:style-name="ce2" office:value-type="string" calcext:value-type="string">
            <text:p>остроить имадж <text:span text:style-name="T213">с указанием имени и тэга</text:span>, <text:span text:style-name="T1">не используя кэш</text:span>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<text:span text:style-name="T84">docker build </text:span><text:span text:style-name="T85">-f Dockerfile</text:span><text:span text:style-name="T86"> -t </text:span><text:span text:style-name="T87">&lt;имя имаджа&gt;</text:span><text:span text:style-name="T88">:&lt;тэг&gt; </text:span><text:span text:style-name="T86">.</text:span></text:p>
          </table:table-cell>
          <table:table-cell table:style-name="ce2" office:value-type="string" calcext:value-type="string">
            <text:p><text:span text:style-name="T144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022"/>
        </table:table-row>
        <table:table-row table:style-name="ro30">
          <table:table-cell table:style-name="ce18" office:value-type="string" calcext:value-type="string">
            <text:p><text:span text:style-name="T89">docker build -t </text:span><text:span text:style-name="T90">&lt;DockerHub account name&gt;</text:span><text:span text:style-name="T91">/</text:span><text:span text:style-name="T92">&lt;New Image name&gt;</text:span><text:span text:style-name="T93">:</text:span><text:span text:style-name="T94">&lt;Tag of version&gt;</text:span><text:span text:style-name="T91"> .</text:span></text:p>
          </table:table-cell>
          <table:table-cell table:style-name="ce2" office:value-type="string" calcext:value-type="string">
            <text:p><text:span text:style-name="T144">(dot in the end!) create an image for your DockerHub</text:span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-t</text:p>
          </table:table-cell>
          <table:table-cell table:style-name="ce2" office:value-type="string" calcext:value-type="string">
            <text:p>Флаг ставит на образ имя и тэг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-p</text:p>
          </table:table-cell>
          <table:table-cell table:style-name="ce2" office:value-type="string" calcext:value-type="string">
            <text:p>флаг пробрасывает порты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-d</text:p>
          </table:table-cell>
          <table:table-cell table:style-name="ce2" office:value-type="string" calcext:value-type="string">
            <text:p><text:span text:style-name="T212">запускает образ в </text:span><text:span text:style-name="T214">detached режиме (</text:span><text:span text:style-name="T69">демоном), оставляя консоль совбодной для использования</text:span>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--no-cache</text:p>
          </table:table-cell>
          <table:table-cell table:style-name="ce2" office:value-type="string" calcext:value-type="string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docs.docker.com/engine/reference/commandline/build/" xlink:type="simple">https://docs.docker.com/engine/reference/commandline/build/</text:a></text:p>
          </table:table-cell>
          <table:table-cell table:style-name="ce2" office:value-type="string" calcext:value-type="string">
            <text:p>Варианты флагов для docker build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18" office:value-type="string" calcext:value-type="string">
            <text:p><text:span text:style-name="T95">docker run -it </text:span><text:span text:style-name="T96">&lt;image name or ID&gt; </text:span><text:span text:style-name="T97">sh</text:span></text:p>
          </table:table-cell>
          <table:table-cell table:style-name="ce2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1" office:value-type="string" calcext:value-type="string">
            <text:p>Запуск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5" office:value-type="string" calcext:value-type="string">
            <text:p>run <text:span text:style-name="T98">= docker create + docker start</text:span></text:p>
          </table:table-cell>
          <table:table-cell table:style-name="ce2"/>
          <table:table-cell table:number-columns-repeated="1022"/>
        </table:table-row>
        <table:table-row table:style-name="ro5">
          <table:table-cell table:style-name="ce18" office:value-type="string" calcext:value-type="string">
            <text:p><text:span text:style-name="T99">docker run </text:span><text:span text:style-name="T100">&lt;имя имаджа&gt;</text:span></text:p>
          </table:table-cell>
          <table:table-cell table:style-name="ce2" office:value-type="string" calcext:value-type="string">
            <text:p><text:span text:style-name="T144">запустить контейнер,</text:span></text:p>
            <text:p><text:span text:style-name="T144">если его нет, то создать из имаджа, скачав его с DockerHub, если имаджа нет на локальном компе.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18" office:value-type="string" calcext:value-type="string">
            <text:p><text:span text:style-name="T101">docker run</text:span><text:span text:style-name="T102"> </text:span><text:span text:style-name="T103">&lt;имя имаджа&gt; </text:span><text:span text:style-name="T102">command</text:span></text:p>
          </table:table-cell>
          <table:table-cell table:style-name="ce19" office:value-type="string" calcext:value-type="string">
            <text:p>запустить контейнер и сменить комманду запуска на заданную.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<text:span text:style-name="T104">docker run</text:span><text:span text:style-name="T93"> </text:span><text:span text:style-name="T105">--name</text:span><text:span text:style-name="T93"> </text:span><text:span text:style-name="T106">&lt;имя контейнера&gt;</text:span><text:span text:style-name="T93"> </text:span><text:span text:style-name="T107">&lt;имя имаджа&gt;</text:span></text:p>
          </table:table-cell>
          <table:table-cell table:style-name="ce2" office:value-type="string" calcext:value-type="string">
            <text:p><text:span text:style-name="T215">создать и запустить контейнер, указав ему </text:span><text:span text:style-name="T216">ИМЯ</text:span>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108">docker </text:span><text:span text:style-name="T109">run --name </text:span><text:span text:style-name="T110">&lt;имя контейнера&gt;</text:span><text:span text:style-name="T111"> </text:span><text:span text:style-name="T112">-d</text:span><text:span text:style-name="T113"> </text:span><text:span text:style-name="T114">&lt;имя имаджа&gt;</text:span></text:p>
          </table:table-cell>
          <table:table-cell table:style-name="ce26" office:value-type="string" calcext:value-type="string">
            <text:p>создать и запустить контейнер <text:span text:style-name="T217">фоном, ДЕМОНОМ</text:span><text:span text:style-name="T218">.</text:span>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6"/>
          <table:table-cell table:number-columns-repeated="1022"/>
        </table:table-row>
        <table:table-row table:style-name="ro4">
          <table:table-cell table:style-name="ce27" office:value-type="string" calcext:value-type="string">
            <text:p><text:span text:style-name="T115">start </text:span><text:span text:style-name="T116">&lt;container ID&gt;</text:span></text:p>
          </table:table-cell>
          <table:table-cell table:style-name="ce19" office:value-type="string" calcext:value-type="string">
            <text:p>starts a container, that was created and exited before, by ID (starts its command once again)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<text:span text:style-name="T95">docker start</text:span><text:span text:style-name="T97"> </text:span><text:span text:style-name="T117">225824d4f37c</text:span></text:p>
          </table:table-cell>
          <table:table-cell table:style-name="ce19" office:value-type="string" calcext:value-type="string">
            <text:p>start a container with ID 225824d4f37c</text:p>
          </table:table-cell>
          <table:table-cell table:number-columns-repeated="1022"/>
        </table:table-row>
        <table:table-row table:style-name="ro30">
          <table:table-cell table:style-name="ce18" office:value-type="string" calcext:value-type="string">
            <text:p><text:span text:style-name="T73">docker start</text:span><text:span text:style-name="T118"> </text:span><text:span text:style-name="T119">-a</text:span><text:span text:style-name="T118"> </text:span><text:span text:style-name="T120">225824d4f37c</text:span></text:p>
          </table:table-cell>
          <table:table-cell table:style-name="ce18" office:value-type="string" calcext:value-type="string">
            <text:p><text:span text:style-name="T219">start a container with ID 225824d4f37c </text:span><text:span text:style-name="T220">showing</text:span><text:span text:style-name="T97"> its output in terminal</text:span>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6"/>
          <table:table-cell table:number-columns-repeated="1022"/>
        </table:table-row>
        <table:table-row table:style-name="ro31">
          <table:table-cell table:style-name="ce23" office:value-type="string" calcext:value-type="string">
            <text:p><text:span text:style-name="T121">docker </text:span><text:span text:style-name="T122">run</text:span><text:span text:style-name="T93"> </text:span><text:span text:style-name="T123">-it</text:span><text:span text:style-name="T93"> </text:span><text:span text:style-name="T124">-p</text:span><text:span text:style-name="T93"> 1234:8080 tomcat</text:span></text:p>
          </table:table-cell>
          <table:table-cell table:style-name="ce23" office:value-type="string" calcext:value-type="string">
            <text:p><text:span text:style-name="T41">запустить Томкат</text:span></text:p>
            <text:p><text:span text:style-name="T221">-it</text:span><text:span text:style-name="T172"> - интерактивно, будем видеть, как он бежит в терминале,</text:span></text:p>
            <text:p><text:span text:style-name="T221">-p</text:span><text:span text:style-name="T172"> 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docker run -it -p 8888:80 nginx</text:p>
          </table:table-cell>
          <table:table-cell table:style-name="ce23" office:value-type="string" calcext:value-type="string">
            <text:p>запускает Nginx с внешним портом 8888</text:p>
          </table:table-cell>
          <table:table-cell table:number-columns-repeated="1022"/>
        </table:table-row>
        <table:table-row table:style-name="ro1" table:number-rows-repeated="3">
          <table:table-cell table:style-name="ce23" table:number-columns-repeated="2"/>
          <table:table-cell table:number-columns-repeated="1022"/>
        </table:table-row>
        <table:table-row table:style-name="ro2">
          <table:table-cell table:style-name="ce28" office:value-type="string" calcext:value-type="string">
            <text:p>С открытым терминалом внутри контейнера</text:p>
          </table:table-cell>
          <table:table-cell table:style-name="ce28"/>
          <table:table-cell table:number-columns-repeated="1022"/>
        </table:table-row>
        <table:table-row table:style-name="ro32">
          <table:table-cell table:style-name="ce18" office:value-type="string" calcext:value-type="string">
            <text:p><text:span text:style-name="T125">docker run </text:span><text:span text:style-name="T126">busybox</text:span><text:span text:style-name="T102"> </text:span><text:span text:style-name="T127">&lt;LINUX COMMAND&gt;</text:span></text:p>
          </table:table-cell>
          <table:table-cell table:style-name="ce18" office:value-type="string" calcext:value-type="string">
            <text:p><text:span text:style-name="T219">контейнер</text:span><text:span text:style-name="T222">, </text:span><text:span text:style-name="T223">позволяющий выполнять комманды Linux</text:span></text:p>
          </table:table-cell>
          <table:table-cell table:number-columns-repeated="1022"/>
        </table:table-row>
        <table:table-row table:style-name="ro33">
          <table:table-cell table:style-name="ce18" office:value-type="string" calcext:value-type="string">
            <text:p><text:span text:style-name="T128">docker run </text:span><text:span text:style-name="T129">-it</text:span><text:span text:style-name="T130"> </text:span><text:span text:style-name="T131">busybox</text:span><text:span text:style-name="T130"> </text:span><text:span text:style-name="T132">sh</text:span></text:p>
          </table:table-cell>
          <table:table-cell table:style-name="ce18" office:value-type="string" calcext:value-type="string">
            <text:p><text:span text:style-name="T224">run a container with this window </text:span><text:span text:style-name="T225">connected to STDIN</text:span><text:span text:style-name="T118"> of a container and </text:span><text:span text:style-name="T226">linux terminal opened</text:span><text:span text:style-name="T118"> inside it (Ctrl+D or ‘exit’ to exit)</text:span>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С ПОРТАМИ</text:p>
          </table:table-cell>
          <table:table-cell table:style-name="ce28"/>
          <table:table-cell table:number-columns-repeated="1022"/>
        </table:table-row>
        <table:table-row table:style-name="ro31">
          <table:table-cell table:style-name="ce18" office:value-type="string" calcext:value-type="string">
            <text:p><text:span text:style-name="T133">docker run</text:span><text:span text:style-name="T93"> </text:span><text:span text:style-name="T134">-p</text:span><text:span text:style-name="T93"> </text:span><text:span text:style-name="T134">8080</text:span><text:span text:style-name="T93">:8080 </text:span><text:span text:style-name="T107">&lt;image name or ID&gt;</text:span></text:p>
          </table:table-cell>
          <table:table-cell table:style-name="ce18" office:value-type="string" calcext:value-type="string">
            <text:p><text:span text:style-name="T219">Порты: </text:span><text:span text:style-name="T227">СНАРУЖИ</text:span><text:span text:style-name="T97">:ВНУТРИ.</text:span></text:p>
            <text:p><text:span text:style-name="T219">run a container with </text:span><text:span text:style-name="T228">redirecting incoming fetches</text:span><text:span text:style-name="T97"> on port … to a container. Second port is a port inside of a container for inside programs to listen.</text:span>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самоликвидация контейнера</text:p>
          </table:table-cell>
          <table:table-cell table:style-name="ce28"/>
          <table:table-cell table:number-columns-repeated="1022"/>
        </table:table-row>
        <table:table-row table:style-name="ro30">
          <table:table-cell table:style-name="ce18" office:value-type="string" calcext:value-type="string">
            <text:p><text:span text:style-name="T89">docker run --name</text:span><text:span text:style-name="T93"> </text:span><text:span text:style-name="T135">&lt;имя контейнера&gt;</text:span><text:span text:style-name="T93"> </text:span><text:span text:style-name="T136">-d</text:span><text:span text:style-name="T105"> --rm </text:span><text:span text:style-name="T94">&lt;имя имаджа&gt;</text:span></text:p>
          </table:table-cell>
          <table:table-cell table:style-name="ce18" office:value-type="string" calcext:value-type="string">
            <text:p><text:span text:style-name="T229">- создать и запустить контейнер </text:span><text:span text:style-name="T182">фоном</text:span><text:span text:style-name="T168">, </text:span><text:span text:style-name="T202">который сам удалится после выполнения</text:span>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docker run --rm --name &lt;имя контейнера&gt; -d -p 8080:8080 &lt;имя имаджа&gt;</text:p>
          </table:table-cell>
          <table:table-cell table:style-name="ce18" office:value-type="string" calcext:value-type="string">
            <text:p>то же самое с пробрасыванием порта 8080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8" office:value-type="string" calcext:value-type="string">
            <text:p>ВРЕМЕННЫЕ ЗОНЫ</text:p>
          </table:table-cell>
          <table:table-cell table:style-name="ce28"/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84">docker run --rm --name</text:span><text:span text:style-name="T88"> </text:span><text:span text:style-name="T137">&lt;имя контейнера&gt;</text:span><text:span text:style-name="T88"> -d -p 8080:8080 </text:span><text:span text:style-name="T138">-e TZ=Europe/Moscow</text:span><text:span text:style-name="T88"> &lt;имя имаджа&gt;</text:span></text:p>
          </table:table-cell>
          <table:table-cell table:style-name="ce2" office:value-type="string" calcext:value-type="string">
            <text:p><text:span text:style-name="T144">о же самое с декларацией переменной e, отвечающей за временную зону.</text:span>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1" office:value-type="string" calcext:value-type="string">
            <text:p>ХРАНЕНИЕ ДАННЫХ</text:p>
          </table:table-cell>
          <table:table-cell table:style-name="ce21"/>
          <table:table-cell table:number-columns-repeated="1022"/>
        </table:table-row>
        <table:table-row table:style-name="ro3">
          <table:table-cell table:style-name="ce29" office:value-type="string" calcext:value-type="string">
            <text:p><text:span text:style-name="T139">docker run --name</text:span> <text:span text:style-name="T140">&lt;имя контейнера&gt; </text:span>-<text:span text:style-name="T141">d</text:span> -<text:span text:style-name="T142">p</text:span> 8080:8080 -<text:span text:style-name="T143">e</text:span> <text:span text:style-name="T144">TZ</text:span>=<text:span text:style-name="T145">Europe</text:span>/<text:span text:style-name="T146">Moscow</text:span> <text:span text:style-name="T147">-v &lt;абсолютный путь на хостовой машине&gt;: &lt;абсолютный путь внутри контейнера</text:span><text:span text:style-name="T148">&gt; &lt;имя имаджа&gt;</text:span></text:p>
          </table:table-cell>
          <table:table-cell table:style-name="ce2" office:value-type="string" calcext:value-type="string">
            <text:p><text:span text:style-name="T212">монтирование папки для сохранения данных </text:span><text:span text:style-name="T70">внутри контейнера</text:span><text:span text:style-name="T69"> между запусками</text:span></text:p>
          </table:table-cell>
          <table:table-cell table:number-columns-repeated="1022"/>
        </table:table-row>
        <table:table-row table:style-name="ro28">
          <table:table-cell table:style-name="ce18" office:value-type="string" calcext:value-type="string">
            <text:p><text:span text:style-name="T149">docker run -p 3000:3000 </text:span><text:span text:style-name="T129">-v app/node_modules</text:span><text:span text:style-name="T150"> </text:span><text:span text:style-name="T151">-v $(pwd):/app</text:span><text:span text:style-name="T150"> </text:span><text:span text:style-name="T131">&lt;image ID&gt;</text:span></text:p>
          </table:table-cell>
          <table:table-cell table:style-name="ce18" office:value-type="string" calcext:value-type="string">
            <text:p><text:span text:style-name="T230">put a bookmark on a nod modules folder of a container (bookmark means «Don“t touch it, don“t reference, this folder works fine»)</text:span><text:span text:style-name="T97"> and </text:span><text:span text:style-name="T231">make reference of our (PWD — print working directory) workdir folder to a folder inside a container</text:span></text:p>
            <text:p><text:span text:style-name="T41">(we make a volume = refernce)</text:span>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<text:span text:style-name="T152">docker</text:span><text:span text:style-name="T153"> </text:span><text:span text:style-name="T154">run</text:span><text:span text:style-name="T155"> --</text:span><text:span text:style-name="T156">rm</text:span><text:span text:style-name="T157"> -</text:span><text:span text:style-name="T156">d</text:span><text:span text:style-name="T155"> -</text:span><text:span text:style-name="T154">p</text:span><text:span text:style-name="T158"> 27017: 27017 </text:span><text:span text:style-name="T154">mongo</text:span></text:p>
          </table:table-cell>
          <table:table-cell table:style-name="ce18" office:value-type="string" calcext:value-type="string">
            <text:p><text:span text:style-name="T41">запуск контейнера </text:span>Mongo из имаджа с Докер-библиотеки. <text:span text:style-name="T207">Временная</text:span> ДБ, которая <text:span text:style-name="T207">затрётся при выключении контейнера.</text:span></text:p>
          </table:table-cell>
          <table:table-cell table:number-columns-repeated="1022"/>
        </table:table-row>
        <table:table-row table:style-name="ro1">
          <table:table-cell table:style-name="ce18" table:number-columns-repeated="2"/>
          <table:table-cell table:number-columns-repeated="1022"/>
        </table:table-row>
        <table:table-row table:style-name="ro1">
          <table:table-cell table:style-name="ce18"/>
          <table:table-cell table:style-name="ce2"/>
          <table:table-cell table:number-columns-repeated="1022"/>
        </table:table-row>
        <table:table-row table:style-name="ro2">
          <table:table-cell table:style-name="ce28" office:value-type="string" calcext:value-type="string">
            <text:p>VOLUMES</text:p>
          </table:table-cell>
          <table:table-cell table:style-name="ce28"/>
          <table:table-cell table:number-columns-repeated="1022"/>
        </table:table-row>
        <table:table-row table:style-name="ro2">
          <table:table-cell table:style-name="ce18" office:value-type="string" calcext:value-type="string">
            <text:p><text:span text:style-name="T159">docker volume create</text:span><text:span text:style-name="T97"> </text:span><text:span text:style-name="T160">&lt;имя волюма&gt;</text:span></text:p>
          </table:table-cell>
          <table:table-cell table:style-name="ce18" office:value-type="string" calcext:value-type="string">
            <text:p>создать новый волюм (папку хранения данных)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<text:span text:style-name="T161">docker volume ls</text:span></text:p>
          </table:table-cell>
          <table:table-cell table:style-name="ce18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<text:span text:style-name="T162">docker run --rm --name</text:span> &lt; имя контейнера &gt; <text:span text:style-name="T163">-d -p 8080:8080 -e TZ=Europe/Moscow -</text:span><text:span text:style-name="T164">v &lt;ИМЯ ВОЛЮМА&gt;: &lt;абсолютный путь внутри контейнера</text:span>&gt; &lt; имя имаджа &gt;</text:p>
          </table:table-cell>
          <table:table-cell table:style-name="ce18" office:value-type="string" calcext:value-type="string">
            <text:p>монтирование папки для сохранения данных <text:span text:style-name="T232">вне контейнера, в независимом Вольюме (папке).</text:span></text:p>
          </table:table-cell>
          <table:table-cell table:number-columns-repeated="1022"/>
        </table:table-row>
        <table:table-row table:style-name="ro1">
          <table:table-cell table:style-name="ce18" table:number-columns-repeated="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1" office:value-type="string" calcext:value-type="string">
            <text:p>Работа с функционирующим контейнером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30" office:value-type="string" calcext:value-type="string">
            <text:p>exec</text:p>
          </table:table-cell>
          <table:table-cell table:style-name="ce19" office:value-type="string" calcext:value-type="string">
            <text:p>даёт доступ к контейнеру и программам внутр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165">docker</text:span> exec -it &lt;container ID&gt; &lt;command&gt;</text:p>
          </table:table-cell>
          <table:table-cell table:style-name="ce2" office:value-type="string" calcext:value-type="string">
            <text:p><text:span text:style-name="T233">allows to provide input</text:span><text:span text:style-name="T88"> </text:span><text:span text:style-name="T85">with tips and help</text:span><text:span text:style-name="T88"> to STDIN and </text:span><text:span text:style-name="T234">send another command</text:span><text:span text:style-name="T88"> to a container</text:span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65">docker</text:span> exec -u 0 -it &lt;container ID&gt; /bin/bash</text:p>
          </table:table-cell>
          <table:table-cell table:style-name="ce2" office:value-type="string" calcext:value-type="string">
            <text:p>Подключиться к контейнеру от имени рута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<text:span text:style-name="T166">docker exec -it </text:span><text:span text:style-name="T167">&lt;container ID&gt;</text:span><text:span text:style-name="T168"> </text:span><text:span text:style-name="T169">sh</text:span></text:p>
          </table:table-cell>
          <table:table-cell table:style-name="ce18" office:value-type="string" calcext:value-type="string">
            <text:p>opens a terminal INSIDE of a container for program to see your commands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docker exec -it <text:span text:style-name="T170">&lt;container ID&gt;</text:span> /bin/bash</text:p>
          </table:table-cell>
          <table:table-cell table:style-name="ce18" office:value-type="string" calcext:value-type="string">
            <text:p>то же самое: вызов баша внутри контейнер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44">Ctrl+D or ‘exit’</text:span></text:p>
          </table:table-cell>
          <table:table-cell table:style-name="ce19" office:value-type="string" calcext:value-type="string">
            <text:p>to exit this inside-terminal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34">
          <table:table-cell table:style-name="ce18" office:value-type="string" calcext:value-type="string">
            <text:p><text:span text:style-name="T171">docker </text:span><text:span text:style-name="T78">commit</text:span><text:span text:style-name="T172"> </text:span><text:span text:style-name="T173">-c</text:span><text:span text:style-name="T172"> </text:span><text:span text:style-name="T174">„CMD [«redis-server»]“</text:span><text:span text:style-name="T172"> </text:span><text:span text:style-name="T175">&lt;ID of a container&gt;</text:span></text:p>
          </table:table-cell>
          <table:table-cell table:style-name="ce18" office:value-type="string" calcext:value-type="string">
            <text:p><text:span text:style-name="T41">Создаёт имадж из выбранного контейнера.</text:span></text:p>
            <text:p><text:span text:style-name="T41">То есть можно запустить контейнер, с ним поработать, внутри что-то настроить, переписать Main-омманды… и из этого сделать имадж.</text:span></text:p>
            <text:p/>
            <text:p><text:span text:style-name="T41">Именно так на каждом шагу делают Dockerfiles</text:span></text:p>
          </table:table-cell>
          <table:table-cell table:number-columns-repeated="1022"/>
        </table:table-row>
        <table:table-row table:style-name="ro32">
          <table:table-cell table:style-name="ce18" office:value-type="string" calcext:value-type="string">
            <text:p><text:span text:style-name="T77">docker </text:span><text:span text:style-name="T78">commit</text:span><text:span text:style-name="T176"> </text:span><text:span text:style-name="T177">5267e21d140</text:span><text:span text:style-name="T176"> </text:span><text:span text:style-name="T178">denis_v2</text:span><text:span text:style-name="T176">:</text:span><text:span text:style-name="T179">latest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8">
          <table:table-cell table:style-name="ce2" office:value-type="string" calcext:value-type="string">
            <text:p><text:span text:style-name="T165">docker</text:span> <text:span text:style-name="T180">cp</text:span> foo.txt <text:span text:style-name="T181">mycontainer</text:span>:/foo.txt</text:p>
          </table:table-cell>
          <table:table-cell table:style-name="ce2" office:value-type="string" calcext:value-type="string">
            <text:p>Копировать файл В контейнер с хоста</text:p>
            <text:p/>
            <text:p>Окончания строк файла надо перевести в Unix-формат!  Можно сделать в Notepad+ командой "edit→EOL Convesion → UNIX/OSX Format"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65">docker</text:span> <text:span text:style-name="T180">cp</text:span> mycontainer:/foo.txt foo.txt</text:p>
          </table:table-cell>
          <table:table-cell table:style-name="ce2" office:value-type="string" calcext:value-type="string">
            <text:p>Копировать файл ИЗ контейнера на хост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165">docker</text:span> <text:span text:style-name="T180">cp</text:span> src/. mycontainer:/target</text:p>
            <text:p><text:span text:style-name="T165">docker</text:span> <text:span text:style-name="T180">cp</text:span> mycontainer:/src/. target</text:p>
          </table:table-cell>
          <table:table-cell table:style-name="ce2" office:value-type="string" calcext:value-type="string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1" office:value-type="string" calcext:value-type="string">
            <text:p>Остановка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30">
          <table:table-cell table:style-name="ce18" office:value-type="string" calcext:value-type="string">
            <text:p><text:span text:style-name="T125">docker </text:span><text:span text:style-name="T182">stop</text:span><text:span text:style-name="T102"> </text:span><text:span text:style-name="T167">&lt;name or ID of a container&gt;</text:span></text:p>
          </table:table-cell>
          <table:table-cell table:style-name="ce18" office:value-type="string" calcext:value-type="string">
            <text:p><text:span text:style-name="T235">stop </text:span><text:span text:style-name="T172">the work of a container giving it a time (10 seconds before kill command will come automatically) to cleanup and go to sleep</text:span></text:p>
          </table:table-cell>
          <table:table-cell table:number-columns-repeated="1022"/>
        </table:table-row>
        <table:table-row table:style-name="ro32">
          <table:table-cell table:style-name="ce18" office:value-type="string" calcext:value-type="string">
            <text:p><text:span text:style-name="T166">docker </text:span><text:span text:style-name="T169">kill</text:span><text:span text:style-name="T168"> </text:span><text:span text:style-name="T167">&lt;name or ID of a container&gt;</text:span></text:p>
          </table:table-cell>
          <table:table-cell table:style-name="ce18" office:value-type="string" calcext:value-type="string">
            <text:p><text:span text:style-name="T236">kill</text:span><text:span text:style-name="T117"> container </text:span><text:span text:style-name="T97">immediately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65">docker</text:span> <text:span text:style-name="T183">stop</text:span> $(<text:span text:style-name="T165">docker</text:span> <text:span text:style-name="T180">ps</text:span> -a -q)</text:p>
          </table:table-cell>
          <table:table-cell table:style-name="ce2" office:value-type="string" calcext:value-type="string">
            <text:p>Остановить все контейнеры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1" office:value-type="string" calcext:value-type="string">
            <text:p>Удаление</text:p>
          </table:table-cell>
          <table:table-cell table:style-name="ce21"/>
          <table:table-cell table:number-columns-repeated="1022"/>
        </table:table-row>
        <table:table-row table:style-name="ro5">
          <table:table-cell table:style-name="ce30" office:value-type="string" calcext:value-type="string">
            <text:p>system prune</text:p>
          </table:table-cell>
          <table:table-cell table:style-name="ce18" office:value-type="string" calcext:value-type="string">
            <text:p>delete all stopped containers, all networks not used, all dangling images, build cache (any image, feched from docker hub)</text:p>
          </table:table-cell>
          <table:table-cell table:number-columns-repeated="1022"/>
        </table:table-row>
        <table:table-row table:style-name="ro1">
          <table:table-cell table:style-name="ce30"/>
          <table:table-cell table:style-name="ce18"/>
          <table:table-cell table:number-columns-repeated="1022"/>
        </table:table-row>
        <table:table-row table:style-name="ro2">
          <table:table-cell table:style-name="ce23" office:value-type="string" calcext:value-type="string">
            <text:p>docker<text:span text:style-name="T184"> </text:span><text:span text:style-name="T185">rm</text:span><text:span text:style-name="T186"> </text:span><text:span text:style-name="T187">&lt;ID контейнера или имя&gt;</text:span></text:p>
          </table:table-cell>
          <table:table-cell table:style-name="ce2" office:value-type="string" calcext:value-type="string">
            <text:p><text:span text:style-name="T212">остановить выполнение контейнера и </text:span><text:span text:style-name="T70">удалить</text:span><text:span text:style-name="T69"> его</text:span>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<text:span text:style-name="T188">docker rm</text:span><text:span text:style-name="T189"> $(</text:span><text:span text:style-name="T190">docker ps</text:span><text:span text:style-name="T186"> -</text:span><text:span text:style-name="T191">qa)</text:span></text:p>
          </table:table-cell>
          <table:table-cell table:style-name="ce18" office:value-type="string" calcext:value-type="string">
            <text:p>удалим все контейнеры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92">docker</text:span><text:span text:style-name="T193"> </text:span><text:span text:style-name="T194">rmi</text:span><text:span text:style-name="T193"> </text:span><text:span text:style-name="T195">&lt;имя имаджа&gt;</text:span></text:p>
          </table:table-cell>
          <table:table-cell table:style-name="ce18" office:value-type="string" calcext:value-type="string">
            <text:p>удалить имадж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84">docker</text:span><text:span text:style-name="T88"> </text:span><text:span text:style-name="T86">rmi</text:span><text:span text:style-name="T88"> $(</text:span><text:span text:style-name="T196">docker images -q</text:span><text:span text:style-name="T88">)</text:span></text:p>
          </table:table-cell>
          <table:table-cell table:style-name="ce2" office:value-type="string" calcext:value-type="string">
            <text:p><text:span text:style-name="T144">показать ID всех имаджей и по ID все удалить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197">sudo docker rmi </text:span><text:span text:style-name="T198">$(</text:span><text:span text:style-name="T199">sudo docker images -f</text:span><text:span text:style-name="T198"> "dangling=true" -q)</text:span></text:p>
          </table:table-cell>
          <table:table-cell table:style-name="ce17" office:value-type="string" calcext:value-type="string">
            <text:p>удалить все нетегированные имаджи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1" office:value-type="string" calcext:value-type="string">
            <text:p>Dockerfile</text:p>
          </table:table-cell>
          <table:table-cell table:style-name="ce21" office:value-type="string" calcext:value-type="string">
            <text:p>Файл, по которому собирается имадж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<text:span text:style-name="T98">FROM python:3.6</text:span></text:p>
            <text:p><text:span text:style-name="T200">RUN mkdir -p </text:span><text:span text:style-name="T201">/usr/src/app/</text:span></text:p>
            <text:p><text:span text:style-name="T200">WORKDIR </text:span><text:span text:style-name="T201">/usr/src/app/</text:span></text:p>
          </table:table-cell>
          <table:table-cell table:style-name="ce19"/>
          <table:table-cell table:number-columns-repeated="1022"/>
        </table:table-row>
        <table:table-row table:style-name="ro4">
          <table:table-cell table:style-name="ce18" office:value-type="string" calcext:value-type="string">
            <text:p><text:span text:style-name="T125">COPY </text:span><text:span text:style-name="T202">.</text:span><text:span text:style-name="T102"> </text:span><text:span text:style-name="T203">/usr/src/app/</text:span></text:p>
          </table:table-cell>
          <table:table-cell table:style-name="ce19" office:value-type="string" calcext:value-type="string">
            <text:p>- <text:span text:style-name="T237">a path on our computer relatively to a build context</text:span> and <text:span text:style-name="T238">a path inside a container</text:span>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RUN pip install --no-cache-dir -r requirements.txt</text:p>
            <text:p>EXPOSE 8080-декларирование порта</text:p>
          </table:table-cell>
          <table:table-cell table:style-name="ce19"/>
          <table:table-cell table:number-columns-repeated="1022"/>
        </table:table-row>
        <table:table-row table:style-name="ro4">
          <table:table-cell table:style-name="ce23" office:value-type="string" calcext:value-type="string">
            <text:p><text:span text:style-name="T41">CMD [“python”, “app.py”]</text:span></text:p>
          </table:table-cell>
          <table:table-cell table:style-name="ce2" office:value-type="string" calcext:value-type="string">
            <text:p><text:span text:style-name="T215">вместо CMD может быть </text:span><text:span text:style-name="T239">ENTRYPOINT [“python”, “app.py”]</text:span></text:p>
          </table:table-cell>
          <table:table-cell table:number-columns-repeated="1022"/>
        </table:table-row>
        <table:table-row table:style-name="ro4">
          <table:table-cell table:style-name="ce23" office:value-type="string" calcext:value-type="string">
            <text:p>ENV TZ Europe/Moscow</text:p>
          </table:table-cell>
          <table:table-cell table:style-name="ce31" office:value-type="string" calcext:value-type="string">
            <text:p>- установка временной зоны для виртуального окружения внутри контейнера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3">
          <table:table-cell table:style-name="ce2" office:value-type="string" calcext:value-type="string">
            <text:p><text:span text:style-name="T98">FROM python:3.8</text:span></text:p>
            <text:p><text:span text:style-name="T98">RUN mkdir -p /usr/src/app1/</text:span></text:p>
            <text:p><text:span text:style-name="T98">WORKDIR /usr/src/app1/</text:span></text:p>
            <text:p><text:span text:style-name="T98">COPY . /usr/src/app1/</text:span></text:p>
            <text:p><text:span text:style-name="T98">RUN pip install --no-cache-dir -r requirements.txt</text:span></text:p>
            <text:p><text:span text:style-name="T98">EXPOSE 8080</text:span></text:p>
            <text:p/>
            <text:p><text:span text:style-name="T98">ENTRYPOINT ["python"]</text:span></text:p>
            <text:p><text:span text:style-name="T98">CMD ["flask_app1.py"]</text:span></text:p>
          </table:table-cell>
          <table:table-cell table:style-name="ce2" office:value-type="string" calcext:value-type="string">
            <text:p>Сборка имаджа flask-приложения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1" office:value-type="string" calcext:value-type="string">
            <text:p>docker-compose</text:p>
          </table:table-cell>
          <table:table-cell table:style-name="ce21" office:value-type="string" calcext:value-type="string">
            <text:p>Инструкции по сборке и запуску нескольких имаджей/контенеров</text:p>
          </table:table-cell>
          <table:table-cell table:number-columns-repeated="1022"/>
        </table:table-row>
        <table:table-row table:style-name="ro23">
          <table:table-cell table:style-name="ce2" office:value-type="string" calcext:value-type="string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table:style-name="ce2" office:value-type="string" calcext:value-type="string">
            <text:p>Запуск приложения и redis-сервера</text:p>
          </table:table-cell>
          <table:table-cell table:number-columns-repeated="1022"/>
        </table:table-row>
        <table:table-row table:style-name="ro35">
          <table:table-cell table:style-name="ce32" office:value-type="string" calcext:value-type="string">
            <text:p><text:a xlink:href="https://docs.docker.com/config/containers/start-containers-automatically/" xlink:type="simple">https://docs.docker.com/config/containers/start-containers-automatically/</text:a></text:p>
          </table:table-cell>
          <table:table-cell table:style-name="ce2" office:value-type="string" calcext:value-type="string">
            <text:p>Политики перезапуск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204">docker-compose</text:span> <text:span text:style-name="T205">up</text:span></text:p>
          </table:table-cell>
          <table:table-cell table:style-name="ce2" office:value-type="string" calcext:value-type="string">
            <text:p>Команда запуска композа всего, что указано в файле docker-compose.yml</text:p>
          </table:table-cell>
          <table:table-cell table:number-columns-repeated="1022"/>
        </table:table-row>
        <table:table-row table:style-name="ro1" table:number-rows-repeated="17">
          <table:table-cell table:style-name="ce2" table:number-columns-repeated="2"/>
          <table:table-cell table:number-columns-repeated="1022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ows_Server" table:style-name="ta3">
        <table:table-column table:style-name="co8" table:number-columns-repeated="2" table:default-cell-style-name="ce34"/>
        <table:table-column table:style-name="co4" table:number-columns-repeated="62" table:default-cell-style-name="ce34"/>
        <table:table-column table:style-name="co4" table:number-columns-repeated="960" table:default-cell-style-name="Default"/>
        <table:table-row table:style-name="ro1">
          <table:table-cell table:style-name="ce33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Windows Server</text:p>
          </table:table-cell>
          <table:table-cell table:style-name="ce35"/>
          <table:table-cell table:number-columns-repeated="1022"/>
        </table:table-row>
        <table:table-row table:style-name="ro12">
          <table:table-cell table:style-name="ce33"/>
          <table:table-cell table:style-name="ce33" office:value-type="string" calcext:value-type="string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shutdown -r</text:p>
          </table:table-cell>
          <table:table-cell table:style-name="ce33" office:value-type="string" calcext:value-type="string">
            <text:p>Перезапустить сервер</text:p>
          </table:table-cell>
          <table:table-cell table:number-columns-repeated="1022"/>
        </table:table-row>
        <table:table-row table:style-name="ro4">
          <table:table-cell table:style-name="ce33" office:value-type="string" calcext:value-type="string">
            <text:p>shutdown -r -t 60</text:p>
          </table:table-cell>
          <table:table-cell table:style-name="ce33" office:value-type="string" calcext:value-type="string">
            <text:p>Перезапустить сервер через 60 секунд</text:p>
          </table:table-cell>
          <table:table-cell table:number-columns-repeated="1022"/>
        </table:table-row>
        <table:table-row table:style-name="ro1" table:number-rows-repeated="3">
          <table:table-cell table:style-name="ce33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Windows 10</text:p>
          </table:table-cell>
          <table:table-cell table:style-name="ce35"/>
          <table:table-cell table:number-columns-repeated="1022"/>
        </table:table-row>
        <table:table-row table:style-name="ro8">
          <table:table-cell table:style-name="ce33" office:value-type="string" calcext:value-type="string">
            <text:p>powercfg.exe /hibernate off</text:p>
          </table:table-cell>
          <table:table-cell table:style-name="ce33" office:value-type="string" calcext:value-type="string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022"/>
        </table:table-row>
        <table:table-row table:style-name="ro1" table:number-rows-repeated="15">
          <table:table-cell table:style-name="ce33" table:number-columns-repeated="2"/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2" svg:font-family="'Liberation Sans'"/>
    <style:font-face style:name="Liberation Sans1" svg:font-family="'Liberation Sans1'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.00.0000</text:date>, <text:time style:data-style-name="N2" text:time-value="01:59:30.77199357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creation-date>2021-05-13T07:37:26Z</meta:creation-date>
    <dc:date>2021-07-04T02:18:09.363543347</dc:date>
    <meta:editing-cycles>424</meta:editing-cycles>
    <meta:editing-duration>PT7H40M9S</meta:editing-duration>
    <meta:document-statistic meta:table-count="4" meta:cell-count="693" meta:object-count="0"/>
  </office:meta>
</office:document-meta>
</file>